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71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118cm"/>
    </style:style>
    <style:style style:family="table-column" style:name="co6">
      <style:table-column-properties fo:break-before="auto" style:column-width="0.811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5.734cm"/>
    </style:style>
    <style:style style:family="table-column" style:name="co9">
      <style:table-column-properties fo:break-before="auto" style:column-width="1.231cm"/>
    </style:style>
    <style:style style:family="table-column" style:name="co10">
      <style:table-column-properties fo:break-before="auto" style:column-width="2.125cm"/>
    </style:style>
    <style:style style:family="table-column" style:name="co11">
      <style:table-column-properties fo:break-before="auto" style:column-width="1.399cm"/>
    </style:style>
    <style:style style:family="table-column" style:name="co12">
      <style:table-column-properties fo:break-before="auto" style:column-width="0.755cm"/>
    </style:style>
    <style:style style:family="table-column" style:name="co13">
      <style:table-column-properties fo:break-before="auto" style:column-width="5.119cm"/>
    </style:style>
    <style:style style:family="table-column" style:name="co14">
      <style:table-column-properties fo:break-before="auto" style:column-width="5.202cm"/>
    </style:style>
    <style:style style:family="table-column" style:name="co15">
      <style:table-column-properties fo:break-before="auto" style:column-width="1.147cm"/>
    </style:style>
    <style:style style:family="table-column" style:name="co16">
      <style:table-column-properties fo:break-before="auto" style:column-width="1.314cm"/>
    </style:style>
    <style:style style:family="table-column" style:name="co17">
      <style:table-column-properties fo:break-before="auto" style:column-width="1.51cm"/>
    </style:style>
    <style:style style:family="table-column" style:name="co18">
      <style:table-column-properties fo:break-before="auto" style:column-width="1.062cm"/>
    </style:style>
    <style:style style:family="table-column" style:name="co19">
      <style:table-column-properties fo:break-before="auto" style:column-width="0.84cm"/>
    </style:style>
    <style:style style:family="table-column" style:name="co20">
      <style:table-column-properties fo:break-before="auto" style:column-width="4.083cm"/>
    </style:style>
    <style:style style:family="table-column" style:name="co21">
      <style:table-column-properties fo:break-before="auto" style:column-width="1.258cm"/>
    </style:style>
    <style:style style:family="table-column" style:name="co22">
      <style:table-column-properties fo:break-before="auto" style:column-width="0.951cm"/>
    </style:style>
    <style:style style:family="table-column" style:name="co23">
      <style:table-column-properties fo:break-before="auto" style:column-width="0.783cm"/>
    </style:style>
    <style:style style:family="table-column" style:name="co24">
      <style:table-column-properties fo:break-before="auto" style:column-width="4.279cm"/>
    </style:style>
    <style:style style:family="table-column" style:name="co25">
      <style:table-column-properties fo:break-before="auto" style:column-width="0.531cm"/>
    </style:style>
    <style:style style:family="table-column" style:name="co26">
      <style:table-column-properties fo:break-before="auto" style:column-width="7.16cm"/>
    </style:style>
    <style:style style:family="table-column" style:name="co27">
      <style:table-column-properties fo:break-before="auto" style:column-width="1.427cm"/>
    </style:style>
    <style:style style:family="table-column" style:name="co28">
      <style:table-column-properties fo:break-before="auto" style:column-width="1.453cm"/>
    </style:style>
    <style:style style:family="table-column" style:name="co29">
      <style:table-column-properties fo:break-before="auto" style:column-width="1.203cm"/>
    </style:style>
    <style:style style:family="table-column" style:name="co30">
      <style:table-column-properties fo:break-before="auto" style:column-width="0.616cm"/>
    </style:style>
    <style:style style:family="table-column" style:name="co31">
      <style:table-column-properties fo:break-before="auto" style:column-width="4.307cm"/>
    </style:style>
    <style:style style:family="table-column" style:name="co32">
      <style:table-column-properties fo:break-before="auto" style:column-width="0.503cm"/>
    </style:style>
    <style:style style:family="table-column" style:name="co33">
      <style:table-column-properties fo:break-before="auto" style:column-width="1.677cm"/>
    </style:style>
    <style:style style:family="table-column" style:name="co34">
      <style:table-column-properties fo:break-before="auto" style:column-width="0.67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96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781cm"/>
    </style:style>
    <style:style style:family="table-row" style:name="ro8">
      <style:table-row-properties fo:break-before="auto" style:use-optimal-row-height="false" style:row-height="0.55cm"/>
    </style:style>
    <style:style style:family="table-row" style:name="ro9">
      <style:table-row-properties fo:break-before="auto" style:use-optimal-row-height="false" style:row-height="0.656cm"/>
    </style:style>
    <style:style style:family="table-row" style:name="ro10">
      <style:table-row-properties fo:break-before="auto" style:use-optimal-row-height="false" style:row-height="0.556cm"/>
    </style:style>
    <style:style style:family="table-row" style:name="ro11">
      <style:table-row-properties fo:break-before="auto" style:use-optimal-row-height="false" style:row-height="1.402cm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2" style:master-page-name="PageStyle_5f_Zeeland_20_1e_20_district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Default" style:name="ce1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7">
      <style:table-cell-properties fo:padding="0.071cm" style:diagonal-bl-tr="none" style:rotation-align="none" fo:border="none" style:diagonal-tl-br="none"/>
    </style:style>
    <style:style style:family="table-cell" style:parent-style-name="Default" style:name="ce1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7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6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Middelburg *</text:p>
          </table:table-cell>
          <table:table-cell table:style-name="ce6"/>
          <table:table-cell ns41:value-type="float" table:style-name="TL Data" office:value="2770" office:value-type="float">
            <text:p>2770</text:p>
          </table:table-cell>
          <table:table-cell ns41:value-type="float" table:style-name="TL Data" office:value="3693" office:value-type="float">
            <text:p>3693</text:p>
          </table:table-cell>
          <table:table-cell ns41:value-type="float" table:style-name="TL Data" office:value="4452" office:value-type="float">
            <text:p>4452</text:p>
          </table:table-cell>
          <table:table-cell ns41:value-type="float" table:style-name="TL Data" office:value="2476" office:value-type="float">
            <text:p>2476</text:p>
          </table:table-cell>
          <table:table-cell ns41:value-type="float" table:style-name="TL Data" office:value="333" office:value-type="float">
            <text:p>333</text:p>
          </table:table-cell>
          <table:table-cell table:formula="of:=SUM([.E8:.G8])" ns41:value-type="float" table:style-name="TL Data" office:value-type="float" office:value="7261">
            <text:p>7261</text:p>
          </table:table-cell>
          <table:table-cell ns41:value-type="float" table:style-name="TL Data" office:value="5105" office:value-type="float">
            <text:p>5105</text:p>
          </table:table-cell>
          <table:table-cell ns41:value-type="float" table:style-name="TL Data" office:value="2474" office:value-type="float">
            <text:p>2474</text:p>
          </table:table-cell>
          <table:table-cell ns41:value-type="float" table:style-name="TL Data" office:value="1018" office:value-type="float">
            <text:p>1018</text:p>
          </table:table-cell>
          <table:table-cell table:formula="of:=SUM([.I8:.K8])" ns41:value-type="float" table:style-name="TL Data" office:value-type="float" office:value="8597">
            <text:p>8597</text:p>
          </table:table-cell>
          <table:table-cell table:formula="of:=SUM([.L8];[.H8])" ns41:value-type="float" table:style-name="TL Data" office:value-type="float" office:value="15858">
            <text:p>15858</text:p>
          </table:table-cell>
          <table:table-cell ns41:value-type="float" table:style-name="TL Data" office:value="13593" office:value-type="float">
            <text:p>13593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315" office:value-type="float">
            <text:p>315</text:p>
          </table:table-cell>
          <table:table-cell table:style-name="TL 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ierikzee</text:p>
          </table:table-cell>
          <table:table-cell table:style-name="ce6"/>
          <table:table-cell ns41:value-type="float" table:style-name="TL Data" office:value="1327" office:value-type="float">
            <text:p>1327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1906" office:value-type="float">
            <text:p>1906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20" office:value-type="float">
            <text:p>120</text:p>
          </table:table-cell>
          <table:table-cell table:formula="of:=SUM([.E9:.G9])" ns41:value-type="float" table:style-name="TL Data" office:value-type="float" office:value="3141">
            <text:p>3141</text:p>
          </table:table-cell>
          <table:table-cell ns41:value-type="float" table:style-name="TL Data" office:value="2292" office:value-type="float">
            <text:p>2292</text:p>
          </table:table-cell>
          <table:table-cell ns41:value-type="float" table:style-name="TL Data" office:value="1120" office:value-type="float">
            <text:p>1120</text:p>
          </table:table-cell>
          <table:table-cell ns41:value-type="float" table:style-name="TL Data" office:value="337" office:value-type="float">
            <text:p>337</text:p>
          </table:table-cell>
          <table:table-cell table:formula="of:=SUM([.I9:.K9])" ns41:value-type="float" table:style-name="TL Data" office:value-type="float" office:value="3749">
            <text:p>3749</text:p>
          </table:table-cell>
          <table:table-cell table:formula="of:=SUM([.L9];[.H9])" ns41:value-type="float" table:style-name="TL Data" office:value-type="float" office:value="6890">
            <text:p>6890</text:p>
          </table:table-cell>
          <table:table-cell ns41:value-type="float" table:style-name="TL Data" office:value="5156" office:value-type="float">
            <text:p>5156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oes</text:p>
          </table:table-cell>
          <table:table-cell table:style-name="ce6"/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1562" office:value-type="float">
            <text:p>1562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19" office:value-type="float">
            <text:p>119</text:p>
          </table:table-cell>
          <table:table-cell table:formula="of:=SUM([.E10:.G10])" ns41:value-type="float" table:style-name="TL Data" office:value-type="float" office:value="2525">
            <text:p>2525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257" office:value-type="float">
            <text:p>257</text:p>
          </table:table-cell>
          <table:table-cell table:formula="of:=SUM([.I10:.K10])" ns41:value-type="float" table:style-name="TL Data" office:value-type="float" office:value="2900">
            <text:p>2900</text:p>
          </table:table-cell>
          <table:table-cell table:formula="of:=SUM([.L10];[.H10])" ns41:value-type="float" table:style-name="TL Data" office:value-type="float" office:value="5425">
            <text:p>5425</text:p>
          </table:table-cell>
          <table:table-cell ns41:value-type="float" table:style-name="TL Data" office:value="4140" office:value-type="float">
            <text:p>4140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holen</text:p>
          </table:table-cell>
          <table:table-cell table:style-name="ce6"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11:.G11])" ns41:value-type="float" table:style-name="TL Data" office:value-type="float" office:value="1175">
            <text:p>1175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96" office:value-type="float">
            <text:p>96</text:p>
          </table:table-cell>
          <table:table-cell table:formula="of:=SUM([.I11:.K11])" ns41:value-type="float" table:style-name="TL Data" office:value-type="float" office:value="1219">
            <text:p>1219</text:p>
          </table:table-cell>
          <table:table-cell table:formula="of:=SUM([.L11];[.H11])" ns41:value-type="float" table:style-name="TL Data" office:value-type="float" office:value="2394">
            <text:p>2394</text:p>
          </table:table-cell>
          <table:table-cell ns41:value-type="float" table:style-name="TL Data" office:value="2034" office:value-type="float">
            <text:p>2034</text:p>
          </table:table-cell>
          <table:table-cell ns41:value-type="float" table:style-name="TL Data" office:value="360" office:value-type="float">
            <text:p>360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lissingen *</text:p>
          </table:table-cell>
          <table:table-cell table:style-name="ce6"/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3242" office:value-type="float">
            <text:p>3242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140" office:value-type="float">
            <text:p>140</text:p>
          </table:table-cell>
          <table:table-cell table:formula="of:=SUM([.E12:.G12])" ns41:value-type="float" table:style-name="TL Data" office:value-type="float" office:value="4655">
            <text:p>4655</text:p>
          </table:table-cell>
          <table:table-cell ns41:value-type="float" table:style-name="TL Data" office:value="2650" office:value-type="float">
            <text:p>2650</text:p>
          </table:table-cell>
          <table:table-cell ns41:value-type="float" table:style-name="TL Data" office:value="1275" office:value-type="float">
            <text:p>1275</text:p>
          </table:table-cell>
          <table:table-cell ns41:value-type="float" table:style-name="TL Data" office:value="401" office:value-type="float">
            <text:p>401</text:p>
          </table:table-cell>
          <table:table-cell table:formula="of:=SUM([.I12:.K12])" ns41:value-type="float" table:style-name="TL Data" office:value-type="float" office:value="4326">
            <text:p>4326</text:p>
          </table:table-cell>
          <table:table-cell table:formula="of:=SUM([.L12];[.H12])" ns41:value-type="float" table:style-name="TL Data" office:value-type="float" office:value="8981">
            <text:p>8981</text:p>
          </table:table-cell>
          <table:table-cell ns41:value-type="float" table:style-name="TL Data" office:value="6890" office:value-type="float">
            <text:p>6890</text:p>
          </table:table-cell>
          <table:table-cell ns41:value-type="float" table:style-name="TL Data" office:value="2042" office:value-type="float">
            <text:p>2042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eere *</text:p>
          </table:table-cell>
          <table:table-cell table:style-name="ce6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3:.G13])" ns41:value-type="float" table:style-name="TL Data" office:value-type="float" office:value="536">
            <text:p>53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55" office:value-type="float">
            <text:p>55</text:p>
          </table:table-cell>
          <table:table-cell table:formula="of:=SUM([.I13:.K13])" ns41:value-type="float" table:style-name="TL Data" office:value-type="float" office:value="546">
            <text:p>546</text:p>
          </table:table-cell>
          <table:table-cell table:formula="of:=SUM([.L13];[.H13])" ns41:value-type="float" table:style-name="TL Data" office:value-type="float" office:value="1082">
            <text:p>1082</text:p>
          </table:table-cell>
          <table:table-cell ns41:value-type="float" table:style-name="TL Data" office:value="929" office:value-type="float">
            <text:p>929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luis</text:p>
          </table:table-cell>
          <table:table-cell table:style-name="ce6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4:.G14])" ns41:value-type="float" table:style-name="TL Data" office:value-type="float" office:value="660">
            <text:p>660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103" office:value-type="float">
            <text:p>103</text:p>
          </table:table-cell>
          <table:table-cell table:formula="of:=SUM([.I14:.K14])" ns41:value-type="float" table:style-name="TL Data" office:value-type="float" office:value="848">
            <text:p>848</text:p>
          </table:table-cell>
          <table:table-cell table:formula="of:=SUM([.L14];[.H14])" ns41:value-type="float" table:style-name="TL Data" office:value-type="float" office:value="1508">
            <text:p>1508</text:p>
          </table:table-cell>
          <table:table-cell ns41:value-type="float" table:style-name="TL Data" office:value="905" office:value-type="float">
            <text:p>905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ulst</text:p>
          </table:table-cell>
          <table:table-cell table:style-name="ce6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5:.G15])" ns41:value-type="float" table:style-name="TL Data" office:value-type="float" office:value="1028">
            <text:p>1028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127" office:value-type="float">
            <text:p>127</text:p>
          </table:table-cell>
          <table:table-cell table:formula="of:=SUM([.I15:.K15])" ns41:value-type="float" table:style-name="TL Data" office:value-type="float" office:value="1316">
            <text:p>1316</text:p>
          </table:table-cell>
          <table:table-cell table:formula="of:=SUM([.L15];[.H15])" ns41:value-type="float" table:style-name="TL Data" office:value-type="float" office:value="2344">
            <text:p>234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Axel</text:p>
          </table:table-cell>
          <table:table-cell table:style-name="ce6"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5" office:value-type="float">
            <text:p>35</text:p>
          </table:table-cell>
          <table:table-cell table:formula="of:=SUM([.E16:.G16])" ns41:value-type="float" table:style-name="TL Data" office:value-type="float" office:value="1112">
            <text:p>1112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88" office:value-type="float">
            <text:p>88</text:p>
          </table:table-cell>
          <table:table-cell table:formula="of:=SUM([.I16:.K16])" ns41:value-type="float" table:style-name="TL Data" office:value-type="float" office:value="1138">
            <text:p>1138</text:p>
          </table:table-cell>
          <table:table-cell table:formula="of:=SUM([.L16];[.H16])" ns41:value-type="float" table:style-name="TL Data" office:value-type="float" office:value="2250">
            <text:p>2250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 der steden</text:p>
          </table:table-cell>
          <table:table-cell table:style-name="ce6"/>
          <table:table-cell table:formula="of:=SUM([.C8:.C16])" ns41:value-type="float" table:style-name="TL Data" office:value-type="float" office:value="7738">
            <text:p>7738</text:p>
          </table:table-cell>
          <table:table-cell table:formula="of:=SUM([.D8:.D16])" ns41:value-type="float" table:style-name="TL Data" office:value-type="float" office:value="10157">
            <text:p>10157</text:p>
          </table:table-cell>
          <table:table-cell table:formula="of:=SUM([.E8:.E16])" ns41:value-type="float" table:style-name="TL Data" office:value-type="float" office:value="13950">
            <text:p>13950</text:p>
          </table:table-cell>
          <table:table-cell table:formula="of:=SUM([.F8:.F16])" ns41:value-type="float" table:style-name="TL Data" office:value-type="float" office:value="7284">
            <text:p>7284</text:p>
          </table:table-cell>
          <table:table-cell table:formula="of:=SUM([.G8:.G16])" ns41:value-type="float" table:style-name="TL Data" office:value-type="float" office:value="859">
            <text:p>859</text:p>
          </table:table-cell>
          <table:table-cell table:formula="of:=SUM([.H8:.H16])" ns41:value-type="float" table:style-name="TL Data" office:value-type="float" office:value="22093">
            <text:p>22093</text:p>
          </table:table-cell>
          <table:table-cell table:formula="of:=SUM([.I8:.I16])" ns41:value-type="float" table:style-name="TL Data" office:value-type="float" office:value="14848">
            <text:p>14848</text:p>
          </table:table-cell>
          <table:table-cell table:formula="of:=SUM([.J8:.J16])" ns41:value-type="float" table:style-name="TL Data" office:value-type="float" office:value="7309">
            <text:p>7309</text:p>
          </table:table-cell>
          <table:table-cell table:formula="of:=SUM([.K8:.K16])" ns41:value-type="float" table:style-name="TL Data" office:value-type="float" office:value="2482">
            <text:p>2482</text:p>
          </table:table-cell>
          <table:table-cell table:formula="of:=SUM([.L8:.L16])" ns41:value-type="float" table:style-name="TL Data" office:value-type="float" office:value="24639">
            <text:p>24639</text:p>
          </table:table-cell>
          <table:table-cell table:formula="of:=SUM([.M8:.M16])" ns41:value-type="float" table:style-name="TL Data" office:value-type="float" office:value="46732">
            <text:p>46732</text:p>
          </table:table-cell>
          <table:table-cell table:formula="of:=SUM([.N8:.N16])" ns41:value-type="float" table:style-name="TL Data" office:value-type="float" office:value="35988">
            <text:p>35988</text:p>
          </table:table-cell>
          <table:table-cell table:formula="of:=SUM([.O8:.O16])" ns41:value-type="float" table:style-name="TL Data" office:value-type="float" office:value="10253">
            <text:p>10253</text:p>
          </table:table-cell>
          <table:table-cell table:formula="of:=SUM([.P8:.P16])" ns41:value-type="float" table:style-name="TL Data" office:value-type="float" office:value="491">
            <text:p>491</text:p>
          </table:table-cell>
          <table:table-cell table:formula="of:=SUM([.Q8:.Q16])" ns41:value-type="float" table:style-name="TL Data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.Hieronder begrepen het garnizoen bedragende 545 man.</text:p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TL Metadata" office:value-type="string">
            <text:p>2.Hieronder begrepen het garnizoen bedragende1256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6">
          <table:table-cell ns41:value-type="string" table:style-name="TL Metadata" office:value-type="string">
            <text:p>3.Hieronder begrepen het garnizoen bedragende 95 man.</text:p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Zeeland 1e district">
        <table:table-column table:style-name="co8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12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6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TL Metadata" office:value-type="string">
            <text:p>Aagtekerke</text:p>
          </table:table-cell>
          <table:table-cell table:style-name="ce6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9" office:value-type="float">
            <text:p>9</text:p>
          </table:table-cell>
          <table:table-cell table:formula="of:=SUM([.E8:.G8])" ns41:value-type="float" table:style-name="TL Data" office:value-type="float" office:value="187">
            <text:p>18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8:.K8])" ns41:value-type="float" table:style-name="TL Data" office:value-type="float" office:value="168">
            <text:p>168</text:p>
          </table:table-cell>
          <table:table-cell table:formula="of:=SUM([.L8];[.H8])" ns41:value-type="float" table:style-name="TL Data" office:value-type="float" office:value="355">
            <text:p>355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Arnemuiden c.a. (stad)</text:p>
          </table:table-cell>
          <table:table-cell table:style-name="ce6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9:.G9])" ns41:value-type="float" table:style-name="TL Data" office:value-type="float" office:value="615">
            <text:p>615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9:.K9])" ns41:value-type="float" table:style-name="TL Data" office:value-type="float" office:value="725">
            <text:p>725</text:p>
          </table:table-cell>
          <table:table-cell table:formula="of:=SUM([.L9];[.H9])" ns41:value-type="float" table:style-name="TL Data" office:value-type="float" office:value="1340">
            <text:p>1340</text:p>
          </table:table-cell>
          <table:table-cell ns41:value-type="float" table:style-name="TL Data" office:value="1324" office:value-type="float">
            <text:p>132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Biggenkerke</text:p>
          </table:table-cell>
          <table:table-cell table:style-name="ce6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0:.G10])" ns41:value-type="float" table:style-name="TL Data" office:value-type="float" office:value="237">
            <text:p>23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10:.K10])" ns41:value-type="float" table:style-name="TL Data" office:value-type="float" office:value="240">
            <text:p>240</text:p>
          </table:table-cell>
          <table:table-cell table:formula="of:=SUM([.L10];[.H10])" ns41:value-type="float" table:style-name="TL Data" office:value-type="float" office:value="477">
            <text:p>477</text:p>
          </table:table-cell>
          <table:table-cell ns41:value-type="float" table:style-name="TL Data" office:value="477" office:value-type="float">
            <text:p>477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Domburg, binnen en buiten</text:p>
          </table:table-cell>
          <table:table-cell table:style-name="ce6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1:.G11])" ns41:value-type="float" table:style-name="TL Data" office:value-type="float" office:value="396">
            <text:p>396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11:.K11])" ns41:value-type="float" table:style-name="TL Data" office:value-type="float" office:value="368">
            <text:p>368</text:p>
          </table:table-cell>
          <table:table-cell table:formula="of:=SUM([.L11];[.H11])" ns41:value-type="float" table:style-name="TL Data" office:value-type="float" office:value="764">
            <text:p>764</text:p>
          </table:table-cell>
          <table:table-cell ns41:value-type="float" table:style-name="TL Data" office:value="764" office:value-type="float">
            <text:p>764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Gapinge</text:p>
          </table:table-cell>
          <table:table-cell table:style-name="ce6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table:formula="of:=SUM([.E12:.G12])" ns41:value-type="float" table:style-name="TL Data" office:value-type="float" office:value="101">
            <text:p>10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" office:value-type="float">
            <text:p>6</text:p>
          </table:table-cell>
          <table:table-cell table:formula="of:=SUM([.I12:.K12])" ns41:value-type="float" table:style-name="TL Data" office:value-type="float" office:value="101">
            <text:p>101</text:p>
          </table:table-cell>
          <table:table-cell table:formula="of:=SUM([.L12];[.H12])" ns41:value-type="float" table:style-name="TL Data" office:value-type="float" office:value="202">
            <text:p>202</text:p>
          </table:table-cell>
          <table:table-cell ns41:value-type="float" table:style-name="TL Data" office:value="202" office:value-type="float">
            <text:p>202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Grijpskerke. c.a.</text:p>
          </table:table-cell>
          <table:table-cell table:style-name="ce6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3:.G13])" ns41:value-type="float" table:style-name="TL Data" office:value-type="float" office:value="321">
            <text:p>32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13:.K13])" ns41:value-type="float" table:style-name="TL Data" office:value-type="float" office:value="344">
            <text:p>344</text:p>
          </table:table-cell>
          <table:table-cell table:formula="of:=SUM([.L13];[.H13])" ns41:value-type="float" table:style-name="TL Data" office:value-type="float" office:value="665">
            <text:p>665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Kleverskerke</text:p>
          </table:table-cell>
          <table:table-cell table:style-name="ce6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" office:value-type="float">
            <text:p>4</text:p>
          </table:table-cell>
          <table:table-cell table:formula="of:=SUM([.E14:.G14])" ns41:value-type="float" table:style-name="TL Data" office:value-type="float" office:value="89">
            <text:p>8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table:formula="of:=SUM([.I14:.K14])" ns41:value-type="float" table:style-name="TL Data" office:value-type="float" office:value="99">
            <text:p>99</text:p>
          </table:table-cell>
          <table:table-cell table:formula="of:=SUM([.L14];[.H14])" ns41:value-type="float" table:style-name="TL Data" office:value-type="float" office:value="188">
            <text:p>18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Koudekerke</text:p>
          </table:table-cell>
          <table:table-cell table:style-name="ce6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5:.G15])" ns41:value-type="float" table:style-name="TL Data" office:value-type="float" office:value="635">
            <text:p>63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15:.K15])" ns41:value-type="float" table:style-name="TL Data" office:value-type="float" office:value="590">
            <text:p>590</text:p>
          </table:table-cell>
          <table:table-cell table:formula="of:=SUM([.L15];[.H15])" ns41:value-type="float" table:style-name="TL Data" office:value-type="float" office:value="1225">
            <text:p>1225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Melis- en Mariekerke</text:p>
          </table:table-cell>
          <table:table-cell table:style-name="ce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6:.G16])" ns41:value-type="float" table:style-name="TL Data" office:value-type="float" office:value="229">
            <text:p>22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16:.K16])" ns41:value-type="float" table:style-name="TL Data" office:value-type="float" office:value="213">
            <text:p>213</text:p>
          </table:table-cell>
          <table:table-cell table:formula="of:=SUM([.L16];[.H16])" ns41:value-type="float" table:style-name="TL Data" office:value-type="float" office:value="442">
            <text:p>442</text:p>
          </table:table-cell>
          <table:table-cell ns41:value-type="float" table:style-name="TL Data" office:value="442" office:value-type="float">
            <text:p>442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Nieuwland en St. Joostland</text:p>
          </table:table-cell>
          <table:table-cell table:style-name="ce6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table:formula="of:=SUM([.E17:.G17])" ns41:value-type="float" table:style-name="TL Data" office:value-type="float" office:value="332">
            <text:p>33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17:.K17])" ns41:value-type="float" table:style-name="TL Data" office:value-type="float" office:value="328">
            <text:p>328</text:p>
          </table:table-cell>
          <table:table-cell table:formula="of:=SUM([.L17];[.H17])" ns41:value-type="float" table:style-name="TL Data" office:value-type="float" office:value="660">
            <text:p>660</text:p>
          </table:table-cell>
          <table:table-cell ns41:value-type="float" table:style-name="TL Data" office:value="660" office:value-type="float">
            <text:p>660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Oostkappelle</text:p>
          </table:table-cell>
          <table:table-cell table:style-name="ce6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8:.G18])" ns41:value-type="float" table:style-name="TL Data" office:value-type="float" office:value="406">
            <text:p>406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3" office:value-type="float">
            <text:p>23</text:p>
          </table:table-cell>
          <table:table-cell table:formula="of:=SUM([.I18:.K18])" ns41:value-type="float" table:style-name="TL Data" office:value-type="float" office:value="397">
            <text:p>397</text:p>
          </table:table-cell>
          <table:table-cell table:style-name="TL Data"/>
          <table:table-cell ns41:value-type="float" table:style-name="TL Data" office:value="803" office:value-type="float">
            <text:p>803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Oost- en West- Souburg </text:p>
          </table:table-cell>
          <table:table-cell table:style-name="ce6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9:.G19])" ns41:value-type="float" table:style-name="TL Data" office:value-type="float" office:value="460">
            <text:p>46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42" office:value-type="float">
            <text:p>42</text:p>
          </table:table-cell>
          <table:table-cell table:formula="of:=SUM([.I19:.K19])" ns41:value-type="float" table:style-name="TL Data" office:value-type="float" office:value="469">
            <text:p>469</text:p>
          </table:table-cell>
          <table:table-cell table:formula="of:=SUM([.L19];[.H19])" ns41:value-type="float" table:style-name="TL Data" office:value-type="float" office:value="929">
            <text:p>929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Ritthem, c.a.</text:p>
          </table:table-cell>
          <table:table-cell table:style-name="ce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" office:value-type="float">
            <text:p>6</text:p>
          </table:table-cell>
          <table:table-cell table:formula="of:=SUM([.E20:.G20])" ns41:value-type="float" table:style-name="TL Data" office:value-type="float" office:value="222">
            <text:p>22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" office:value-type="float">
            <text:p>9</text:p>
          </table:table-cell>
          <table:table-cell table:formula="of:=SUM([.I20:.K20])" ns41:value-type="float" table:style-name="TL Data" office:value-type="float" office:value="245">
            <text:p>245</text:p>
          </table:table-cell>
          <table:table-cell table:formula="of:=SUM([.L20];[.H20])" ns41:value-type="float" table:style-name="TL Data" office:value-type="float" office:value="467">
            <text:p>467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Serooskerke, c.a.</text:p>
          </table:table-cell>
          <table:table-cell table:style-name="ce6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21:.G21])" ns41:value-type="float" table:style-name="TL Data" office:value-type="float" office:value="415">
            <text:p>415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21:.K21])" ns41:value-type="float" table:style-name="TL Data" office:value-type="float" office:value="410">
            <text:p>410</text:p>
          </table:table-cell>
          <table:table-cell table:formula="of:=SUM([.L21];[.H21])" ns41:value-type="float" table:style-name="TL Data" office:value-type="float" office:value="825">
            <text:p>825</text:p>
          </table:table-cell>
          <table:table-cell ns41:value-type="float" table:style-name="TL Data" office:value="825" office:value-type="float">
            <text:p>825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St. Laurens <text:s/>en Brigdamme</text:p>
          </table:table-cell>
          <table:table-cell table:style-name="ce6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" office:value-type="float">
            <text:p>5</text:p>
          </table:table-cell>
          <table:table-cell table:formula="of:=SUM([.E22:.G22])" ns41:value-type="float" table:style-name="TL Data" office:value-type="float" office:value="227">
            <text:p>22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22:.K22])" ns41:value-type="float" table:style-name="TL Data" office:value-type="float" office:value="246">
            <text:p>246</text:p>
          </table:table-cell>
          <table:table-cell table:formula="of:=SUM([.L22];[.H22])" ns41:value-type="float" table:style-name="TL Data" office:value-type="float" office:value="473">
            <text:p>473</text:p>
          </table:table-cell>
          <table:table-cell ns41:value-type="float" table:style-name="TL Data" office:value="473" office:value-type="float">
            <text:p>473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Vrouwe polder, c.a.</text:p>
          </table:table-cell>
          <table:table-cell table:style-name="ce6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" office:value-type="float">
            <text:p>7</text:p>
          </table:table-cell>
          <table:table-cell table:formula="of:=SUM([.E23:.G23])" ns41:value-type="float" table:style-name="TL Data" office:value-type="float" office:value="368">
            <text:p>36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0" office:value-type="float">
            <text:p>10</text:p>
          </table:table-cell>
          <table:table-cell table:formula="of:=SUM([.I23:.K23])" ns41:value-type="float" table:style-name="TL Data" office:value-type="float" office:value="346">
            <text:p>346</text:p>
          </table:table-cell>
          <table:table-cell table:formula="of:=SUM([.L23];[.H23])" ns41:value-type="float" table:style-name="TL Data" office:value-type="float" office:value="714">
            <text:p>714</text:p>
          </table:table-cell>
          <table:table-cell ns41:value-type="float" table:style-name="TL Data" office:value="714" office:value-type="float">
            <text:p>714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Westkappelle, c.a.</text:p>
          </table:table-cell>
          <table:table-cell table:style-name="ce6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4:.G24])" ns41:value-type="float" table:style-name="TL Data" office:value-type="float" office:value="961">
            <text:p>961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24:.K24])" ns41:value-type="float" table:style-name="TL Data" office:value-type="float" office:value="931">
            <text:p>931</text:p>
          </table:table-cell>
          <table:table-cell table:formula="of:=SUM([.L24];[.H24])" ns41:value-type="float" table:style-name="TL Data" office:value-type="float" office:value="1892">
            <text:p>1892</text:p>
          </table:table-cell>
          <table:table-cell ns41:value-type="float" table:style-name="TL Data" office:value="1890" office:value-type="float">
            <text:p>189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Metadata" office:value-type="string">
            <text:p>Zoutelande, c.a.</text:p>
          </table:table-cell>
          <table:table-cell table:style-name="ce6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" office:value-type="float">
            <text:p>9</text:p>
          </table:table-cell>
          <table:table-cell table:formula="of:=SUM([.E25:.G25])" ns41:value-type="float" table:style-name="TL Data" office:value-type="float" office:value="261">
            <text:p>26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" office:value-type="float">
            <text:p>16</text:p>
          </table:table-cell>
          <table:table-cell table:formula="of:=SUM([.I25:.K25])" ns41:value-type="float" table:style-name="TL Data" office:value-type="float" office:value="266">
            <text:p>266</text:p>
          </table:table-cell>
          <table:table-cell table:formula="of:=SUM([.L25];[.H25])" ns41:value-type="float" table:style-name="TL Data" office:value-type="float" office:value="527">
            <text:p>527</text:p>
          </table:table-cell>
          <table:table-cell ns41:value-type="float" table:style-name="TL Data" office:value="527" office:value-type="float">
            <text:p>527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TL Metadata" office:value-type="string">
            <text:p>Totaal</text:p>
          </table:table-cell>
          <table:table-cell table:style-name="ce6"/>
          <table:table-cell table:formula="of:=SUM([.C8:.C25])" ns41:value-type="float" table:style-name="TL Data" office:value-type="float" office:value="1923">
            <text:p>1923</text:p>
          </table:table-cell>
          <table:table-cell table:formula="of:=SUM([.D8:.D25])" ns41:value-type="float" table:style-name="TL Data" office:value-type="float" office:value="2598">
            <text:p>2598</text:p>
          </table:table-cell>
          <table:table-cell table:formula="of:=SUM([.E8:.E25])" ns41:value-type="float" table:style-name="TL Data" office:value-type="float" office:value="4082">
            <text:p>4082</text:p>
          </table:table-cell>
          <table:table-cell table:formula="of:=SUM([.F8:.F25])" ns41:value-type="float" table:style-name="TL Data" office:value-type="float" office:value="2166">
            <text:p>2166</text:p>
          </table:table-cell>
          <table:table-cell table:formula="of:=SUM([.G8:.G25])" ns41:value-type="float" table:style-name="TL Data" office:value-type="float" office:value="214">
            <text:p>214</text:p>
          </table:table-cell>
          <table:table-cell table:formula="of:=SUM([.H8:.H25])" ns41:value-type="float" table:style-name="TL Data" office:value-type="float" office:value="6462">
            <text:p>6462</text:p>
          </table:table-cell>
          <table:table-cell table:formula="of:=SUM([.I8:.I25])" ns41:value-type="float" table:style-name="TL Data" office:value-type="float" office:value="3909">
            <text:p>3909</text:p>
          </table:table-cell>
          <table:table-cell table:formula="of:=SUM([.J8:.J25])" ns41:value-type="float" table:style-name="TL Data" office:value-type="float" office:value="2167">
            <text:p>2167</text:p>
          </table:table-cell>
          <table:table-cell table:formula="of:=SUM([.K8:.K25])" ns41:value-type="float" table:style-name="TL Data" office:value-type="float" office:value="410">
            <text:p>410</text:p>
          </table:table-cell>
          <table:table-cell table:formula="of:=SUM([.L8:.L25])" ns41:value-type="float" table:style-name="TL Data" office:value-type="float" office:value="6486">
            <text:p>6486</text:p>
          </table:table-cell>
          <table:table-cell table:formula="of:=SUM([.M8:.M25])" ns41:value-type="float" table:style-name="TL Data" office:value-type="float" office:value="12145">
            <text:p>12145</text:p>
          </table:table-cell>
          <table:table-cell table:formula="of:=SUM([.N8:.N25])" ns41:value-type="float" table:style-name="TL Data" office:value-type="float" office:value="12907">
            <text:p>12907</text:p>
          </table:table-cell>
          <table:table-cell table:formula="of:=SUM([.O8:.O25])" ns41:value-type="float" table:style-name="TL Data" office:value-type="float" office:value="41">
            <text:p>41</text:p>
          </table:table-cell>
          <table:table-cell table:formula="of:=SUM([.P8:.P25])" ns41:value-type="float" table:style-name="TL Data" office:value-type="float" office:value="0">
            <text:p>0</text:p>
          </table:table-cell>
          <table:table-cell table:formula="of:=SUM([.Q8:.Q25])" ns41:value-type="float" table:style-name="TL Data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6">
          <table:table-cell table:style-name="ce6" table:number-columns-repeated="2"/>
          <table:table-cell table:style-name="ce39" table:number-columns-repeated="15"/>
          <table:table-cell table:number-columns-repeated="1007"/>
        </table:table-row>
        <table:table-row table:style-name="ro6">
          <table:table-cell table:style-name="ce82" table:number-columns-repeated="2"/>
          <table:table-cell table:style-name="ce33" table:number-columns-repeated="15"/>
          <table:table-cell table:style-name="ce17" table:number-columns-repeated="6"/>
          <table:table-cell table:number-columns-repeated="1001"/>
        </table:table-row>
        <table:table-row table:style-name="ro6" table:number-rows-repeated="3">
          <table:table-cell table:style-name="ce17" table:number-columns-repeated="2"/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6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Bommenede en Bloijs</text:p>
          </table:table-cell>
          <table:table-cell table:style-name="ce6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" office:value-type="float">
            <text:p>7</text:p>
          </table:table-cell>
          <table:table-cell table:formula="of:=SUM([.E8:.G8])" ns41:value-type="float" table:style-name="TL Data" office:value-type="float" office:value="219">
            <text:p>21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8:.K8])" ns41:value-type="float" table:style-name="TL Data" office:value-type="float" office:value="223">
            <text:p>223</text:p>
          </table:table-cell>
          <table:table-cell table:formula="of:=SUM([.L8];[.H8])" ns41:value-type="float" table:style-name="TL Data" office:value-type="float" office:value="442">
            <text:p>442</text:p>
          </table:table-cell>
          <table:table-cell ns41:value-type="float" table:style-name="TL Data" office:value="442" office:value-type="float">
            <text:p>442</text:p>
          </table:table-cell>
          <table:table-cell table:style-name="TL 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ouwershaven (stad)</text:p>
          </table:table-cell>
          <table:table-cell table:style-name="ce6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9:.G9])" ns41:value-type="float" table:style-name="TL Data" office:value-type="float" office:value="518">
            <text:p>518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9:.K9])" ns41:value-type="float" table:style-name="TL Data" office:value-type="float" office:value="574">
            <text:p>574</text:p>
          </table:table-cell>
          <table:table-cell table:formula="of:=SUM([.L9];[.H9])" ns41:value-type="float" table:style-name="TL Data" office:value-type="float" office:value="1092">
            <text:p>1092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uinisse</text:p>
          </table:table-cell>
          <table:table-cell table:style-name="ce6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0:.G10])" ns41:value-type="float" table:style-name="TL Data" office:value-type="float" office:value="700">
            <text:p>700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10:.K10])" ns41:value-type="float" table:style-name="TL Data" office:value-type="float" office:value="633">
            <text:p>633</text:p>
          </table:table-cell>
          <table:table-cell table:formula="of:=SUM([.L10];[.H10])" ns41:value-type="float" table:style-name="TL Data" office:value-type="float" office:value="1333">
            <text:p>1333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urgh en Westenschouwen</text:p>
          </table:table-cell>
          <table:table-cell table:style-name="ce6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" office:value-type="float">
            <text:p>10</text:p>
          </table:table-cell>
          <table:table-cell table:formula="of:=SUM([.E11:.G11])" ns41:value-type="float" table:style-name="TL Data" office:value-type="float" office:value="255">
            <text:p>25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11:.K11])" ns41:value-type="float" table:style-name="TL Data" office:value-type="float" office:value="275">
            <text:p>275</text:p>
          </table:table-cell>
          <table:table-cell table:formula="of:=SUM([.L11];[.H11])" ns41:value-type="float" table:style-name="TL Data" office:value-type="float" office:value="530">
            <text:p>530</text:p>
          </table:table-cell>
          <table:table-cell ns41:value-type="float" table:style-name="TL Data" office:value="530" office:value-type="float">
            <text:p>530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reischor</text:p>
          </table:table-cell>
          <table:table-cell table:style-name="ce6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2:.G12])" ns41:value-type="float" table:style-name="TL Data" office:value-type="float" office:value="448">
            <text:p>448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12:.K12])" ns41:value-type="float" table:style-name="TL Data" office:value-type="float" office:value="448">
            <text:p>448</text:p>
          </table:table-cell>
          <table:table-cell table:formula="of:=SUM([.L12];[.H12])" ns41:value-type="float" table:style-name="TL Data" office:value-type="float" office:value="896">
            <text:p>896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uivendijke, c.a.</text:p>
          </table:table-cell>
          <table:table-cell table:style-name="ce6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" office:value-type="float">
            <text:p>7</text:p>
          </table:table-cell>
          <table:table-cell table:formula="of:=SUM([.E13:.G13])" ns41:value-type="float" table:style-name="TL Data" office:value-type="float" office:value="182">
            <text:p>182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13:.K13])" ns41:value-type="float" table:style-name="TL Data" office:value-type="float" office:value="186">
            <text:p>186</text:p>
          </table:table-cell>
          <table:table-cell table:formula="of:=SUM([.L13];[.H13])" ns41:value-type="float" table:style-name="TL Data" office:value-type="float" office:value="368">
            <text:p>368</text:p>
          </table:table-cell>
          <table:table-cell ns41:value-type="float" table:style-name="TL Data" office:value="368" office:value-type="float">
            <text:p>368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lkerzee</text:p>
          </table:table-cell>
          <table:table-cell table:style-name="ce6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4:.G14])" ns41:value-type="float" table:style-name="TL Data" office:value-type="float" office:value="236">
            <text:p>23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14:.K14])" ns41:value-type="float" table:style-name="TL Data" office:value-type="float" office:value="217">
            <text:p>217</text:p>
          </table:table-cell>
          <table:table-cell table:formula="of:=SUM([.L14];[.H14])" ns41:value-type="float" table:style-name="TL Data" office:value-type="float" office:value="453">
            <text:p>453</text:p>
          </table:table-cell>
          <table:table-cell ns41:value-type="float" table:style-name="TL Data" office:value="453" office:value-type="float">
            <text:p>453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llemeet</text:p>
          </table:table-cell>
          <table:table-cell table:style-name="ce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table:formula="of:=SUM([.E15:.G15])" ns41:value-type="float" table:style-name="TL Data" office:value-type="float" office:value="240">
            <text:p>240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" office:value-type="float">
            <text:p>6</text:p>
          </table:table-cell>
          <table:table-cell table:formula="of:=SUM([.I15:.K15])" ns41:value-type="float" table:style-name="TL Data" office:value-type="float" office:value="210">
            <text:p>210</text:p>
          </table:table-cell>
          <table:table-cell table:formula="of:=SUM([.L15];[.H15])" ns41:value-type="float" table:style-name="TL Data" office:value-type="float" office:value="450">
            <text:p>450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aamstede</text:p>
          </table:table-cell>
          <table:table-cell table:style-name="ce6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6:.G16])" ns41:value-type="float" table:style-name="TL Data" office:value-type="float" office:value="376">
            <text:p>37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16:.K16])" ns41:value-type="float" table:style-name="TL Data" office:value-type="float" office:value="397">
            <text:p>397</text:p>
          </table:table-cell>
          <table:table-cell table:formula="of:=SUM([.L16];[.H16])" ns41:value-type="float" table:style-name="TL Data" office:value-type="float" office:value="773">
            <text:p>773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erkwerve, c.a.</text:p>
          </table:table-cell>
          <table:table-cell table:style-name="ce6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7:.G17])" ns41:value-type="float" table:style-name="TL Data" office:value-type="float" office:value="268">
            <text:p>26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17:.K17])" ns41:value-type="float" table:style-name="TL Data" office:value-type="float" office:value="253">
            <text:p>253</text:p>
          </table:table-cell>
          <table:table-cell table:formula="of:=SUM([.L17];[.H17])" ns41:value-type="float" table:style-name="TL Data" office:value-type="float" office:value="521">
            <text:p>52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ieuwerkerke</text:p>
          </table:table-cell>
          <table:table-cell table:style-name="ce6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18:.G18])" ns41:value-type="float" table:style-name="TL Data" office:value-type="float" office:value="550">
            <text:p>550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6" office:value-type="float">
            <text:p>36</text:p>
          </table:table-cell>
          <table:table-cell table:formula="of:=SUM([.I18:.K18])" ns41:value-type="float" table:style-name="TL Data" office:value-type="float" office:value="558">
            <text:p>558</text:p>
          </table:table-cell>
          <table:table-cell table:formula="of:=SUM([.L18];[.H18])" ns41:value-type="float" table:style-name="TL Data" office:value-type="float" office:value="1108">
            <text:p>1108</text:p>
          </table:table-cell>
          <table:table-cell ns41:value-type="float" table:style-name="TL Data" office:value="1070" office:value-type="float">
            <text:p>107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oordgouwe</text:p>
          </table:table-cell>
          <table:table-cell table:style-name="ce6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9:.G19])" ns41:value-type="float" table:style-name="TL Data" office:value-type="float" office:value="324">
            <text:p>32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19:.K19])" ns41:value-type="float" table:style-name="TL Data" office:value-type="float" office:value="315">
            <text:p>315</text:p>
          </table:table-cell>
          <table:table-cell table:formula="of:=SUM([.L19];[.H19])" ns41:value-type="float" table:style-name="TL Data" office:value-type="float" office:value="639">
            <text:p>639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oordwelle</text:p>
          </table:table-cell>
          <table:table-cell table:style-name="ce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20:.G20])" ns41:value-type="float" table:style-name="TL Data" office:value-type="float" office:value="182">
            <text:p>182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20:.K20])" ns41:value-type="float" table:style-name="TL Data" office:value-type="float" office:value="186">
            <text:p>186</text:p>
          </table:table-cell>
          <table:table-cell table:formula="of:=SUM([.L20];[.H20])" ns41:value-type="float" table:style-name="TL Data" office:value-type="float" office:value="368">
            <text:p>368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osterland en Sir Jansland</text:p>
          </table:table-cell>
          <table:table-cell table:style-name="ce6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21:.G21])" ns41:value-type="float" table:style-name="TL Data" office:value-type="float" office:value="567">
            <text:p>56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21:.K21])" ns41:value-type="float" table:style-name="TL Data" office:value-type="float" office:value="569">
            <text:p>569</text:p>
          </table:table-cell>
          <table:table-cell table:formula="of:=SUM([.L21];[.H21])" ns41:value-type="float" table:style-name="TL Data" office:value-type="float" office:value="1136">
            <text:p>1136</text:p>
          </table:table-cell>
          <table:table-cell ns41:value-type="float" table:style-name="TL Data" office:value="1136" office:value-type="float">
            <text:p>1136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ud Vosmeer en Vrijberge</text:p>
          </table:table-cell>
          <table:table-cell table:style-name="ce6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22:.G22])" ns41:value-type="float" table:style-name="TL Data" office:value-type="float" office:value="721">
            <text:p>72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22:.K22])" ns41:value-type="float" table:style-name="TL Data" office:value-type="float" office:value="708">
            <text:p>708</text:p>
          </table:table-cell>
          <table:table-cell table:formula="of:=SUM([.L22];[.H22])" ns41:value-type="float" table:style-name="TL Data" office:value-type="float" office:value="1429">
            <text:p>1429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uwerkerk</text:p>
          </table:table-cell>
          <table:table-cell table:style-name="ce6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" office:value-type="float">
            <text:p>5</text:p>
          </table:table-cell>
          <table:table-cell table:formula="of:=SUM([.E23:.G23])" ns41:value-type="float" table:style-name="TL Data" office:value-type="float" office:value="346">
            <text:p>346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23:.K23])" ns41:value-type="float" table:style-name="TL Data" office:value-type="float" office:value="386">
            <text:p>386</text:p>
          </table:table-cell>
          <table:table-cell table:formula="of:=SUM([.L23];[.H23])" ns41:value-type="float" table:style-name="TL Data" office:value-type="float" office:value="732">
            <text:p>732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Poortvliet en Nieuw Strijen </text:p>
          </table:table-cell>
          <table:table-cell table:style-name="ce6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24:.G24])" ns41:value-type="float" table:style-name="TL Data" office:value-type="float" office:value="585">
            <text:p>58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24:.K24])" ns41:value-type="float" table:style-name="TL Data" office:value-type="float" office:value="631">
            <text:p>631</text:p>
          </table:table-cell>
          <table:table-cell table:formula="of:=SUM([.L24];[.H24])" ns41:value-type="float" table:style-name="TL Data" office:value-type="float" office:value="1216">
            <text:p>1216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enesse</text:p>
          </table:table-cell>
          <table:table-cell table:style-name="ce6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25:.G25])" ns41:value-type="float" table:style-name="TL Data" office:value-type="float" office:value="214">
            <text:p>21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25:.K25])" ns41:value-type="float" table:style-name="TL Data" office:value-type="float" office:value="231">
            <text:p>231</text:p>
          </table:table-cell>
          <table:table-cell table:formula="of:=SUM([.L25];[.H25])" ns41:value-type="float" table:style-name="TL Data" office:value-type="float" office:value="445">
            <text:p>44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erpenisse en Westkerke</text:p>
          </table:table-cell>
          <table:table-cell table:style-name="ce6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26:.G26])" ns41:value-type="float" table:style-name="TL Data" office:value-type="float" office:value="559">
            <text:p>55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26:.K26])" ns41:value-type="float" table:style-name="TL Data" office:value-type="float" office:value="553">
            <text:p>553</text:p>
          </table:table-cell>
          <table:table-cell table:formula="of:=SUM([.L26];[.H26])" ns41:value-type="float" table:style-name="TL Data" office:value-type="float" office:value="1112">
            <text:p>1112</text:p>
          </table:table-cell>
          <table:table-cell ns41:value-type="float" table:style-name="TL Data" office:value="1088" office:value-type="float">
            <text:p>108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erooskerke </text:p>
          </table:table-cell>
          <table:table-cell table:style-name="ce6"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" office:value-type="float">
            <text:p>5</text:p>
          </table:table-cell>
          <table:table-cell table:formula="of:=SUM([.E27:.G27])" ns41:value-type="float" table:style-name="TL Data" office:value-type="float" office:value="146">
            <text:p>14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" office:value-type="float">
            <text:p>9</text:p>
          </table:table-cell>
          <table:table-cell table:formula="of:=SUM([.I27:.K27])" ns41:value-type="float" table:style-name="TL Data" office:value-type="float" office:value="157">
            <text:p>157</text:p>
          </table:table-cell>
          <table:table-cell table:formula="of:=SUM([.L27];[.H27])" ns41:value-type="float" table:style-name="TL Data" office:value-type="float" office:value="303">
            <text:p>30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nt Anneland</text:p>
          </table:table-cell>
          <table:table-cell table:style-name="ce6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28:.G28])" ns41:value-type="float" table:style-name="TL Data" office:value-type="float" office:value="893">
            <text:p>893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8" office:value-type="float">
            <text:p>58</text:p>
          </table:table-cell>
          <table:table-cell table:formula="of:=SUM([.I28:.K28])" ns41:value-type="float" table:style-name="TL Data" office:value-type="float" office:value="801">
            <text:p>801</text:p>
          </table:table-cell>
          <table:table-cell table:formula="of:=SUM([.L28];[.H28])" ns41:value-type="float" table:style-name="TL Data" office:value-type="float" office:value="1694">
            <text:p>1694</text:p>
          </table:table-cell>
          <table:table-cell ns41:value-type="float" table:style-name="TL Data" office:value="1682" office:value-type="float">
            <text:p>16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nt Maartensdijk</text:p>
          </table:table-cell>
          <table:table-cell table:style-name="ce6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29:.G29])" ns41:value-type="float" table:style-name="TL Data" office:value-type="float" office:value="926">
            <text:p>926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29:.K29])" ns41:value-type="float" table:style-name="TL Data" office:value-type="float" office:value="967">
            <text:p>967</text:p>
          </table:table-cell>
          <table:table-cell table:formula="of:=SUM([.L29];[.H29])" ns41:value-type="float" table:style-name="TL Data" office:value-type="float" office:value="1893">
            <text:p>1893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nt Philipsland</text:p>
          </table:table-cell>
          <table:table-cell table:style-name="ce6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30:.G30])" ns41:value-type="float" table:style-name="TL Data" office:value-type="float" office:value="318">
            <text:p>318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30:.K30])" ns41:value-type="float" table:style-name="TL Data" office:value-type="float" office:value="281">
            <text:p>281</text:p>
          </table:table-cell>
          <table:table-cell table:formula="of:=SUM([.L30];[.H30])" ns41:value-type="float" table:style-name="TL Data" office:value-type="float" office:value="599">
            <text:p>599</text:p>
          </table:table-cell>
          <table:table-cell ns41:value-type="float" table:style-name="TL Data" office:value="599" office:value-type="float">
            <text:p>599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avenisse</text:p>
          </table:table-cell>
          <table:table-cell table:style-name="ce6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31:.G31])" ns41:value-type="float" table:style-name="TL Data" office:value-type="float" office:value="611">
            <text:p>61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2" office:value-type="float">
            <text:p>52</text:p>
          </table:table-cell>
          <table:table-cell table:formula="of:=SUM([.I31:.K31])" ns41:value-type="float" table:style-name="TL Data" office:value-type="float" office:value="602">
            <text:p>602</text:p>
          </table:table-cell>
          <table:table-cell table:formula="of:=SUM([.L31];[.H31])" ns41:value-type="float" table:style-name="TL Data" office:value-type="float" office:value="1213">
            <text:p>1213</text:p>
          </table:table-cell>
          <table:table-cell ns41:value-type="float" table:style-name="TL Data" office:value="1210" office:value-type="float">
            <text:p>12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onnemaire</text:p>
          </table:table-cell>
          <table:table-cell table:style-name="ce82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32:.G32])" ns41:value-type="float" table:style-name="TL Data" office:value-type="float" office:value="234">
            <text:p>23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" office:value-type="float">
            <text:p>8</text:p>
          </table:table-cell>
          <table:table-cell table:formula="of:=SUM([.I32:.K32])" ns41:value-type="float" table:style-name="TL Data" office:value-type="float" office:value="222">
            <text:p>222</text:p>
          </table:table-cell>
          <table:table-cell table:formula="of:=SUM([.L32];[.H32])" ns41:value-type="float" table:style-name="TL Data" office:value-type="float" office:value="456">
            <text:p>456</text:p>
          </table:table-cell>
          <table:table-cell ns41:value-type="float" table:style-name="TL Data" office:value="456" office:value-type="float">
            <text:p>456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<text:s text:c="30"/>Totaal</text:p>
          </table:table-cell>
          <table:table-cell table:style-name="ce82"/>
          <table:table-cell table:formula="of:=SUM([.C8:.C32])" ns41:value-type="float" table:style-name="TL Data" office:value-type="float" office:value="3090">
            <text:p>3090</text:p>
          </table:table-cell>
          <table:table-cell table:formula="of:=SUM([.D8:.D32])" ns41:value-type="float" table:style-name="TL Data" office:value-type="float" office:value="4238">
            <text:p>4238</text:p>
          </table:table-cell>
          <table:table-cell table:formula="of:=SUM([.E8:.E32])" ns41:value-type="float" table:style-name="TL Data" office:value-type="float" office:value="6752">
            <text:p>6752</text:p>
          </table:table-cell>
          <table:table-cell table:formula="of:=SUM([.F8:.F32])" ns41:value-type="float" table:style-name="TL Data" office:value-type="float" office:value="3498">
            <text:p>3498</text:p>
          </table:table-cell>
          <table:table-cell table:formula="of:=SUM([.G8:.G32])" ns41:value-type="float" table:style-name="TL Data" office:value-type="float" office:value="368">
            <text:p>368</text:p>
          </table:table-cell>
          <table:table-cell table:formula="of:=SUM([.H8:.H32])" ns41:value-type="float" table:style-name="TL Data" office:value-type="float" office:value="10618">
            <text:p>10618</text:p>
          </table:table-cell>
          <table:table-cell table:formula="of:=SUM([.I8:.I32])" ns41:value-type="float" table:style-name="TL Data" office:value-type="float" office:value="6358">
            <text:p>6358</text:p>
          </table:table-cell>
          <table:table-cell table:formula="of:=SUM([.J8:.J32])" ns41:value-type="float" table:style-name="TL Data" office:value-type="float" office:value="3490">
            <text:p>3490</text:p>
          </table:table-cell>
          <table:table-cell table:formula="of:=SUM([.K8:.K32])" ns41:value-type="float" table:style-name="TL Data" office:value-type="float" office:value="735">
            <text:p>735</text:p>
          </table:table-cell>
          <table:table-cell table:formula="of:=SUM([.L8:.L32])" ns41:value-type="float" table:style-name="TL Data" office:value-type="float" office:value="10583">
            <text:p>10583</text:p>
          </table:table-cell>
          <table:table-cell table:formula="of:=SUM([.M8:.M32])" ns41:value-type="float" table:style-name="TL Data" office:value-type="float" office:value="21201">
            <text:p>21201</text:p>
          </table:table-cell>
          <table:table-cell table:formula="of:=SUM([.N8:.N32])" ns41:value-type="float" table:style-name="TL Data" office:value-type="float" office:value="20578">
            <text:p>20578</text:p>
          </table:table-cell>
          <table:table-cell table:formula="of:=SUM([.O8:.O32])" ns41:value-type="float" table:style-name="TL Data" office:value-type="float" office:value="590">
            <text:p>590</text:p>
          </table:table-cell>
          <table:table-cell table:formula="of:=SUM([.P8:.P32])" ns41:value-type="float" table:style-name="TL Data" office:value-type="float" office:value="33">
            <text:p>33</text:p>
          </table:table-cell>
          <table:table-cell table:formula="of:=SUM([.Q8:.Q32])" ns41:value-type="float" table:style-name="TL Data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6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Baarland en Bakendorp</text:p>
          </table:table-cell>
          <table:table-cell table:style-name="ce6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8:.G8])" ns41:value-type="float" table:style-name="TL Data" office:value-type="float" office:value="303">
            <text:p>30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9" office:value-type="float">
            <text:p>19</text:p>
          </table:table-cell>
          <table:table-cell table:formula="of:=SUM([.I8:.K8])" ns41:value-type="float" table:style-name="TL Data" office:value-type="float" office:value="301">
            <text:p>301</text:p>
          </table:table-cell>
          <table:table-cell table:formula="of:=SUM([.L8];[.H8])" ns41:value-type="float" table:style-name="TL Data" office:value-type="float" office:value="604">
            <text:p>604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orssele</text:p>
          </table:table-cell>
          <table:table-cell table:style-name="ce6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9:.G9])" ns41:value-type="float" table:style-name="TL Data" office:value-type="float" office:value="396">
            <text:p>396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9:.K9])" ns41:value-type="float" table:style-name="TL Data" office:value-type="float" office:value="399">
            <text:p>399</text:p>
          </table:table-cell>
          <table:table-cell table:formula="of:=SUM([.L9];[.H9])" ns41:value-type="float" table:style-name="TL Data" office:value-type="float" office:value="795">
            <text:p>795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122" office:value-type="float">
            <text:p>12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Colijnsplaat</text:p>
          </table:table-cell>
          <table:table-cell table:style-name="ce6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10:.G10])" ns41:value-type="float" table:style-name="TL Data" office:value-type="float" office:value="821">
            <text:p>821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71" office:value-type="float">
            <text:p>71</text:p>
          </table:table-cell>
          <table:table-cell table:formula="of:=SUM([.I10:.K10])" ns41:value-type="float" table:style-name="TL Data" office:value-type="float" office:value="867">
            <text:p>867</text:p>
          </table:table-cell>
          <table:table-cell table:formula="of:=SUM([.L10];[.H10])" ns41:value-type="float" table:style-name="TL Data" office:value-type="float" office:value="1688">
            <text:p>1688</text:p>
          </table:table-cell>
          <table:table-cell ns41:value-type="float" table:style-name="TL Data" office:value="1681" office:value-type="float">
            <text:p>168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riewege en Coudorpe</text:p>
          </table:table-cell>
          <table:table-cell table:style-name="ce6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1:.G11])" ns41:value-type="float" table:style-name="TL Data" office:value-type="float" office:value="229">
            <text:p>22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11:.K11])" ns41:value-type="float" table:style-name="TL Data" office:value-type="float" office:value="223">
            <text:p>223</text:p>
          </table:table-cell>
          <table:table-cell table:formula="of:=SUM([.L11];[.H11])" ns41:value-type="float" table:style-name="TL Data" office:value-type="float" office:value="452">
            <text:p>452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llewoutsdijk en Everinge</text:p>
          </table:table-cell>
          <table:table-cell table:style-name="ce6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2:.G12])" ns41:value-type="float" table:style-name="TL Data" office:value-type="float" office:value="367">
            <text:p>367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12:.K12])" ns41:value-type="float" table:style-name="TL Data" office:value-type="float" office:value="376">
            <text:p>376</text:p>
          </table:table-cell>
          <table:table-cell table:formula="of:=SUM([.L12];[.H12])" ns41:value-type="float" table:style-name="TL Data" office:value-type="float" office:value="743">
            <text:p>743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Fort Bath en Bath</text:p>
          </table:table-cell>
          <table:table-cell table:style-name="ce6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" office:value-type="float">
            <text:p>4</text:p>
          </table:table-cell>
          <table:table-cell table:formula="of:=SUM([.E13:.G13])" ns41:value-type="float" table:style-name="TL Data" office:value-type="float" office:value="271">
            <text:p>27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" office:value-type="float">
            <text:p>7</text:p>
          </table:table-cell>
          <table:table-cell table:formula="of:=SUM([.I13:.K13])" ns41:value-type="float" table:style-name="TL Data" office:value-type="float" office:value="150">
            <text:p>150</text:p>
          </table:table-cell>
          <table:table-cell table:formula="of:=SUM([.L13];[.H13])" ns41:value-type="float" table:style-name="TL Data" office:value-type="float" office:value="421">
            <text:p>421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's Gravenpolder, c.a. </text:p>
          </table:table-cell>
          <table:table-cell table:style-name="ce6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4:.G14])" ns41:value-type="float" table:style-name="TL Data" office:value-type="float" office:value="315">
            <text:p>31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14:.K14])" ns41:value-type="float" table:style-name="TL Data" office:value-type="float" office:value="311">
            <text:p>311</text:p>
          </table:table-cell>
          <table:table-cell table:formula="of:=SUM([.L14];[.H14])" ns41:value-type="float" table:style-name="TL Data" office:value-type="float" office:value="626">
            <text:p>626</text:p>
          </table:table-cell>
          <table:table-cell ns41:value-type="float" table:style-name="TL Data" office:value="530" office:value-type="float">
            <text:p>530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's Heer Abtskerke</text:p>
          </table:table-cell>
          <table:table-cell table:style-name="ce6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table:formula="of:=SUM([.E15:.G15])" ns41:value-type="float" table:style-name="TL Data" office:value-type="float" office:value="138">
            <text:p>13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15:.K15])" ns41:value-type="float" table:style-name="TL Data" office:value-type="float" office:value="129">
            <text:p>129</text:p>
          </table:table-cell>
          <table:table-cell table:formula="of:=SUM([.L15];[.H15])" ns41:value-type="float" table:style-name="TL Data" office:value-type="float" office:value="267">
            <text:p>26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's Heer Arendskerke</text:p>
          </table:table-cell>
          <table:table-cell table:style-name="ce6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16:.G16])" ns41:value-type="float" table:style-name="TL Data" office:value-type="float" office:value="781">
            <text:p>78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70" office:value-type="float">
            <text:p>70</text:p>
          </table:table-cell>
          <table:table-cell table:formula="of:=SUM([.I16:.K16])" ns41:value-type="float" table:style-name="TL Data" office:value-type="float" office:value="852">
            <text:p>852</text:p>
          </table:table-cell>
          <table:table-cell table:formula="of:=SUM([.L16];[.H16])" ns41:value-type="float" table:style-name="TL Data" office:value-type="float" office:value="1633">
            <text:p>1633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441" office:value-type="float">
            <text:p>441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's Heerenhoek</text:p>
          </table:table-cell>
          <table:table-cell table:style-name="ce6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17:.G17])" ns41:value-type="float" table:style-name="TL Data" office:value-type="float" office:value="359">
            <text:p>359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17:.K17])" ns41:value-type="float" table:style-name="TL Data" office:value-type="float" office:value="370">
            <text:p>370</text:p>
          </table:table-cell>
          <table:table-cell table:formula="of:=SUM([.L17];[.H17])" ns41:value-type="float" table:style-name="TL Data" office:value-type="float" office:value="729">
            <text:p>72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453" office:value-type="float">
            <text:p>453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's Heer Hendrikskinderen</text:p>
          </table:table-cell>
          <table:table-cell table:style-name="ce6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table:formula="of:=SUM([.E18:.G18])" ns41:value-type="float" table:style-name="TL Data" office:value-type="float" office:value="111">
            <text:p>11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18:.K18])" ns41:value-type="float" table:style-name="TL Data" office:value-type="float" office:value="130">
            <text:p>130</text:p>
          </table:table-cell>
          <table:table-cell table:formula="of:=SUM([.L18];[.H18])" ns41:value-type="float" table:style-name="TL Data" office:value-type="float" office:value="241">
            <text:p>24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inkenszande</text:p>
          </table:table-cell>
          <table:table-cell table:style-name="ce6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19:.G19])" ns41:value-type="float" table:style-name="TL Data" office:value-type="float" office:value="664">
            <text:p>664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19:.K19])" ns41:value-type="float" table:style-name="TL Data" office:value-type="float" office:value="679">
            <text:p>679</text:p>
          </table:table-cell>
          <table:table-cell table:formula="of:=SUM([.L19];[.H19])" ns41:value-type="float" table:style-name="TL Data" office:value-type="float" office:value="1343">
            <text:p>134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edekenskerke</text:p>
          </table:table-cell>
          <table:table-cell table:style-name="ce6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0:.G20])" ns41:value-type="float" table:style-name="TL Data" office:value-type="float" office:value="393">
            <text:p>393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0:.K20])" ns41:value-type="float" table:style-name="TL Data" office:value-type="float" office:value="405">
            <text:p>405</text:p>
          </table:table-cell>
          <table:table-cell table:formula="of:=SUM([.L20];[.H20])" ns41:value-type="float" table:style-name="TL Data" office:value-type="float" office:value="798">
            <text:p>798</text:p>
          </table:table-cell>
          <table:table-cell ns41:value-type="float" office:value="399" table:style-name="TL Data" table:number-columns-repeated="2" office:value-type="float">
            <text:p>399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appelle, c.a.</text:p>
          </table:table-cell>
          <table:table-cell table:style-name="ce6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21:.G21])" ns41:value-type="float" table:style-name="TL Data" office:value-type="float" office:value="680">
            <text:p>680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21:.K21])" ns41:value-type="float" table:style-name="TL Data" office:value-type="float" office:value="662">
            <text:p>662</text:p>
          </table:table-cell>
          <table:table-cell table:formula="of:=SUM([.L21];[.H21])" ns41:value-type="float" table:style-name="TL Data" office:value-type="float" office:value="1342">
            <text:p>1342</text:p>
          </table:table-cell>
          <table:table-cell ns41:value-type="float" table:style-name="TL Data" office:value="1304" office:value-type="float">
            <text:p>130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ats</text:p>
          </table:table-cell>
          <table:table-cell table:style-name="ce6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8" office:value-type="float">
            <text:p>8</text:p>
          </table:table-cell>
          <table:table-cell table:formula="of:=SUM([.E22:.G22])" ns41:value-type="float" table:style-name="TL Data" office:value-type="float" office:value="205">
            <text:p>20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7" office:value-type="float">
            <text:p>7</text:p>
          </table:table-cell>
          <table:table-cell table:formula="of:=SUM([.I22:.K22])" ns41:value-type="float" table:style-name="TL Data" office:value-type="float" office:value="197">
            <text:p>197</text:p>
          </table:table-cell>
          <table:table-cell table:formula="of:=SUM([.L22];[.H22])" ns41:value-type="float" table:style-name="TL Data" office:value-type="float" office:value="402">
            <text:p>402</text:p>
          </table:table-cell>
          <table:table-cell ns41:value-type="float" table:style-name="TL Data" office:value="402" office:value-type="float">
            <text:p>402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attendijke, c.a.</text:p>
          </table:table-cell>
          <table:table-cell table:style-name="ce6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23:.G23])" ns41:value-type="float" table:style-name="TL Data" office:value-type="float" office:value="378">
            <text:p>37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23:.K23])" ns41:value-type="float" table:style-name="TL Data" office:value-type="float" office:value="358">
            <text:p>358</text:p>
          </table:table-cell>
          <table:table-cell table:formula="of:=SUM([.L23];[.H23])" ns41:value-type="float" table:style-name="TL Data" office:value-type="float" office:value="736">
            <text:p>736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loetinge</text:p>
          </table:table-cell>
          <table:table-cell table:style-name="ce6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4:.G24])" ns41:value-type="float" table:style-name="TL Data" office:value-type="float" office:value="412">
            <text:p>412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24:.K24])" ns41:value-type="float" table:style-name="TL Data" office:value-type="float" office:value="444">
            <text:p>444</text:p>
          </table:table-cell>
          <table:table-cell table:formula="of:=SUM([.L24];[.H24])" ns41:value-type="float" table:style-name="TL Data" office:value-type="float" office:value="856">
            <text:p>856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ortgene</text:p>
          </table:table-cell>
          <table:table-cell table:style-name="ce6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25:.G25])" ns41:value-type="float" table:style-name="TL Data" office:value-type="float" office:value="447">
            <text:p>447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4" office:value-type="float">
            <text:p>24</text:p>
          </table:table-cell>
          <table:table-cell table:formula="of:=SUM([.I25:.K25])" ns41:value-type="float" table:style-name="TL Data" office:value-type="float" office:value="455">
            <text:p>455</text:p>
          </table:table-cell>
          <table:table-cell table:formula="of:=SUM([.L25];[.H25])" ns41:value-type="float" table:style-name="TL Data" office:value-type="float" office:value="902">
            <text:p>902</text:p>
          </table:table-cell>
          <table:table-cell ns41:value-type="float" table:style-name="TL Data" office:value="902" office:value-type="float">
            <text:p>902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rabbendijke, c.a.</text:p>
          </table:table-cell>
          <table:table-cell table:style-name="ce6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26:.G26])" ns41:value-type="float" table:style-name="TL Data" office:value-type="float" office:value="375">
            <text:p>37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26:.K26])" ns41:value-type="float" table:style-name="TL Data" office:value-type="float" office:value="403">
            <text:p>403</text:p>
          </table:table-cell>
          <table:table-cell table:formula="of:=SUM([.L26];[.H26])" ns41:value-type="float" table:style-name="TL Data" office:value-type="float" office:value="778">
            <text:p>778</text:p>
          </table:table-cell>
          <table:table-cell ns41:value-type="float" table:style-name="TL Data" office:value="778" office:value-type="float">
            <text:p>778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ruiningen</text:p>
          </table:table-cell>
          <table:table-cell table:style-name="ce6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27:.G27])" ns41:value-type="float" table:style-name="TL Data" office:value-type="float" office:value="601">
            <text:p>601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1" office:value-type="float">
            <text:p>41</text:p>
          </table:table-cell>
          <table:table-cell table:formula="of:=SUM([.I27:.K27])" ns41:value-type="float" table:style-name="TL Data" office:value-type="float" office:value="639">
            <text:p>639</text:p>
          </table:table-cell>
          <table:table-cell table:formula="of:=SUM([.L27];[.H27])" ns41:value-type="float" table:style-name="TL Data" office:value-type="float" office:value="1240">
            <text:p>1240</text:p>
          </table:table-cell>
          <table:table-cell ns41:value-type="float" table:style-name="TL Data" office:value="1237" office:value-type="float">
            <text:p>123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isse</text:p>
          </table:table-cell>
          <table:table-cell table:style-name="ce6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28:.G28])" ns41:value-type="float" table:style-name="TL Data" office:value-type="float" office:value="237">
            <text:p>23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28:.K28])" ns41:value-type="float" table:style-name="TL Data" office:value-type="float" office:value="239">
            <text:p>239</text:p>
          </table:table-cell>
          <table:table-cell table:formula="of:=SUM([.L28];[.H28])" ns41:value-type="float" table:style-name="TL Data" office:value-type="float" office:value="476">
            <text:p>476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udelande</text:p>
          </table:table-cell>
          <table:table-cell table:style-name="ce6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9:.G29])" ns41:value-type="float" table:style-name="TL Data" office:value-type="float" office:value="254">
            <text:p>254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29:.K29])" ns41:value-type="float" table:style-name="TL Data" office:value-type="float" office:value="249">
            <text:p>249</text:p>
          </table:table-cell>
          <table:table-cell table:formula="of:=SUM([.L29];[.H29])" ns41:value-type="float" table:style-name="TL Data" office:value-type="float" office:value="503">
            <text:p>503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vezande</text:p>
          </table:table-cell>
          <table:table-cell table:style-name="ce6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30:.G30])" ns41:value-type="float" table:style-name="TL Data" office:value-type="float" office:value="364">
            <text:p>364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30:.K30])" ns41:value-type="float" table:style-name="TL Data" office:value-type="float" office:value="406">
            <text:p>406</text:p>
          </table:table-cell>
          <table:table-cell table:formula="of:=SUM([.L30];[.H30])" ns41:value-type="float" table:style-name="TL Data" office:value-type="float" office:value="770">
            <text:p>770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517" office:value-type="float">
            <text:p>517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illand en Maire</text:p>
          </table:table-cell>
          <table:table-cell table:style-name="ce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" office:value-type="float">
            <text:p>7</text:p>
          </table:table-cell>
          <table:table-cell table:formula="of:=SUM([.E31:.G31])" ns41:value-type="float" table:style-name="TL Data" office:value-type="float" office:value="179">
            <text:p>17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31:.K31])" ns41:value-type="float" table:style-name="TL Data" office:value-type="float" office:value="153">
            <text:p>153</text:p>
          </table:table-cell>
          <table:table-cell table:formula="of:=SUM([.L31];[.H31])" ns41:value-type="float" table:style-name="TL Data" office:value-type="float" office:value="332">
            <text:p>332</text:p>
          </table:table-cell>
          <table:table-cell ns41:value-type="float" table:style-name="TL Data" office:value="332" office:value-type="float">
            <text:p>332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ore en Vlake</text:p>
          </table:table-cell>
          <table:table-cell table:style-name="ce6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32:.G32])" ns41:value-type="float" table:style-name="TL Data" office:value-type="float" office:value="199">
            <text:p>19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9" office:value-type="float">
            <text:p>9</text:p>
          </table:table-cell>
          <table:table-cell table:formula="of:=SUM([.I32:.K32])" ns41:value-type="float" table:style-name="TL Data" office:value-type="float" office:value="197">
            <text:p>197</text:p>
          </table:table-cell>
          <table:table-cell table:formula="of:=SUM([.L32];[.H32])" ns41:value-type="float" table:style-name="TL Data" office:value-type="float" office:value="396">
            <text:p>396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aarde en Valkenisse</text:p>
          </table:table-cell>
          <table:table-cell table:style-name="ce6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" office:value-type="float">
            <text:p>8</text:p>
          </table:table-cell>
          <table:table-cell table:formula="of:=SUM([.E33:.G33])" ns41:value-type="float" table:style-name="TL Data" office:value-type="float" office:value="246">
            <text:p>24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33:.K33])" ns41:value-type="float" table:style-name="TL Data" office:value-type="float" office:value="286">
            <text:p>286</text:p>
          </table:table-cell>
          <table:table-cell table:formula="of:=SUM([.L33];[.H33])" ns41:value-type="float" table:style-name="TL Data" office:value-type="float" office:value="532">
            <text:p>53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emeldinge</text:p>
          </table:table-cell>
          <table:table-cell table:style-name="ce6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6" office:value-type="float">
            <text:p>16</text:p>
          </table:table-cell>
          <table:table-cell table:formula="of:=SUM([.E34:.G34])" ns41:value-type="float" table:style-name="TL Data" office:value-type="float" office:value="384">
            <text:p>384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34:.K34])" ns41:value-type="float" table:style-name="TL Data" office:value-type="float" office:value="412">
            <text:p>412</text:p>
          </table:table-cell>
          <table:table-cell table:formula="of:=SUM([.L34];[.H34])" ns41:value-type="float" table:style-name="TL Data" office:value-type="float" office:value="796">
            <text:p>796</text:p>
          </table:table-cell>
          <table:table-cell ns41:value-type="float" table:style-name="TL Data" office:value="796" office:value-type="float">
            <text:p>796</text:p>
          </table:table-cell>
          <table:table-cell table:style-name="TL Data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ssekerke, c.a.</text:p>
          </table:table-cell>
          <table:table-cell table:style-name="ce6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9" office:value-type="float">
            <text:p>49</text:p>
          </table:table-cell>
          <table:table-cell table:formula="of:=SUM([.E35:.G35])" ns41:value-type="float" table:style-name="TL Data" office:value-type="float" office:value="1116">
            <text:p>1116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72" office:value-type="float">
            <text:p>72</text:p>
          </table:table-cell>
          <table:table-cell table:formula="of:=SUM([.I35:.K35])" ns41:value-type="float" table:style-name="TL Data" office:value-type="float" office:value="1155">
            <text:p>1155</text:p>
          </table:table-cell>
          <table:table-cell table:formula="of:=SUM([.L35];[.H35])" ns41:value-type="float" table:style-name="TL Data" office:value-type="float" office:value="2271">
            <text:p>2271</text:p>
          </table:table-cell>
          <table:table-cell ns41:value-type="float" table:style-name="TL Data" office:value="2263" office:value-type="float">
            <text:p>22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olphaartsdijk</text:p>
          </table:table-cell>
          <table:table-cell table:style-name="ce6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36:.G36])" ns41:value-type="float" table:style-name="TL Data" office:value-type="float" office:value="626">
            <text:p>626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36:.K36])" ns41:value-type="float" table:style-name="TL Data" office:value-type="float" office:value="633">
            <text:p>633</text:p>
          </table:table-cell>
          <table:table-cell table:formula="of:=SUM([.L36];[.H36])" ns41:value-type="float" table:style-name="TL Data" office:value-type="float" office:value="1259">
            <text:p>1259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IJerseke</text:p>
          </table:table-cell>
          <table:table-cell table:style-name="ce6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37:.G37])" ns41:value-type="float" table:style-name="TL Data" office:value-type="float" office:value="395">
            <text:p>39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3" office:value-type="float">
            <text:p>33</text:p>
          </table:table-cell>
          <table:table-cell table:formula="of:=SUM([.I37:.K37])" ns41:value-type="float" table:style-name="TL Data" office:value-type="float" office:value="363">
            <text:p>363</text:p>
          </table:table-cell>
          <table:table-cell table:formula="of:=SUM([.L37];[.H37])" ns41:value-type="float" table:style-name="TL Data" office:value-type="float" office:value="758">
            <text:p>758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<text:s text:c="33"/>Totaal</text:p>
          </table:table-cell>
          <table:table-cell table:style-name="ce6"/>
          <table:table-cell table:formula="of:=SUM([.C8:.C37])" ns41:value-type="float" table:style-name="TL Data" office:value-type="float" office:value="3867">
            <text:p>3867</text:p>
          </table:table-cell>
          <table:table-cell table:formula="of:=SUM([.D8:.D37])" ns41:value-type="float" table:style-name="TL Data" office:value-type="float" office:value="5006">
            <text:p>5006</text:p>
          </table:table-cell>
          <table:table-cell table:formula="of:=SUM([.E8:.E37])" ns41:value-type="float" table:style-name="TL Data" office:value-type="float" office:value="7592">
            <text:p>7592</text:p>
          </table:table-cell>
          <table:table-cell table:formula="of:=SUM([.F8:.F37])" ns41:value-type="float" table:style-name="TL Data" office:value-type="float" office:value="4126">
            <text:p>4126</text:p>
          </table:table-cell>
          <table:table-cell table:formula="of:=SUM([.G8:.G37])" ns41:value-type="float" table:style-name="TL Data" office:value-type="float" office:value="528">
            <text:p>528</text:p>
          </table:table-cell>
          <table:table-cell table:formula="of:=SUM([.H8:.H37])" ns41:value-type="float" table:style-name="TL Data" office:value-type="float" office:value="12246">
            <text:p>12246</text:p>
          </table:table-cell>
          <table:table-cell table:formula="of:=SUM([.I8:.I37])" ns41:value-type="float" table:style-name="TL Data" office:value-type="float" office:value="7452">
            <text:p>7452</text:p>
          </table:table-cell>
          <table:table-cell table:formula="of:=SUM([.J8:.J37])" ns41:value-type="float" table:style-name="TL Data" office:value-type="float" office:value="4114">
            <text:p>4114</text:p>
          </table:table-cell>
          <table:table-cell table:formula="of:=SUM([.K8:.K37])" ns41:value-type="float" table:style-name="TL Data" office:value-type="float" office:value="877">
            <text:p>877</text:p>
          </table:table-cell>
          <table:table-cell table:formula="of:=SUM([.L8:.L37])" ns41:value-type="float" table:style-name="TL Data" office:value-type="float" office:value="12443">
            <text:p>12443</text:p>
          </table:table-cell>
          <table:table-cell table:formula="of:=SUM([.M8:.M37])" ns41:value-type="float" table:style-name="TL Data" office:value-type="float" office:value="24689">
            <text:p>24689</text:p>
          </table:table-cell>
          <table:table-cell table:formula="of:=SUM([.N8:.N37])" ns41:value-type="float" table:style-name="TL Data" office:value-type="float" office:value="21367">
            <text:p>21367</text:p>
          </table:table-cell>
          <table:table-cell table:formula="of:=SUM([.O8:.O37])" ns41:value-type="float" table:style-name="TL Data" office:value-type="float" office:value="3284">
            <text:p>3284</text:p>
          </table:table-cell>
          <table:table-cell table:formula="of:=SUM([.P8:.P37])" ns41:value-type="float" table:style-name="TL Data" office:value-type="float" office:value="38">
            <text:p>38</text:p>
          </table:table-cell>
          <table:table-cell table:formula="of:=SUM([.Q8:.Q37])" ns41:value-type="float" table:style-name="TL Data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6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Aardenburg (stad)</text:p>
          </table:table-cell>
          <table:table-cell table:style-name="ce6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3" office:value-type="float">
            <text:p>33</text:p>
          </table:table-cell>
          <table:table-cell table:formula="of:=SUM([.E8:.G8])" ns41:value-type="float" table:style-name="TL Data" office:value-type="float" office:value="700">
            <text:p>700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8:.K8])" ns41:value-type="float" table:style-name="TL Data" office:value-type="float" office:value="774">
            <text:p>774</text:p>
          </table:table-cell>
          <table:table-cell table:formula="of:=SUM([.L8];[.H8])" ns41:value-type="float" table:style-name="TL Data" office:value-type="float" office:value="1474">
            <text:p>1474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478" office:value-type="float">
            <text:p>478</text:p>
          </table:table-cell>
          <table:table-cell table:style-name="TL 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iervliet</text:p>
          </table:table-cell>
          <table:table-cell table:style-name="ce6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9:.G9])" ns41:value-type="float" table:style-name="TL Data" office:value-type="float" office:value="840">
            <text:p>84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57" office:value-type="float">
            <text:p>57</text:p>
          </table:table-cell>
          <table:table-cell table:formula="of:=SUM([.I9:.K9])" ns41:value-type="float" table:style-name="TL Data" office:value-type="float" office:value="835">
            <text:p>835</text:p>
          </table:table-cell>
          <table:table-cell table:formula="of:=SUM([.L9];[.H9])" ns41:value-type="float" table:style-name="TL Data" office:value-type="float" office:value="1675">
            <text:p>1675</text:p>
          </table:table-cell>
          <table:table-cell ns41:value-type="float" table:style-name="TL Data" office:value="1282" office:value-type="float">
            <text:p>1282</text:p>
          </table:table-cell>
          <table:table-cell ns41:value-type="float" table:style-name="TL Data" office:value="393" office:value-type="float">
            <text:p>393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eskens *</text:p>
          </table:table-cell>
          <table:table-cell table:style-name="ce6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10:.G10])" ns41:value-type="float" table:style-name="TL Data" office:value-type="float" office:value="944">
            <text:p>944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5" office:value-type="float">
            <text:p>55</text:p>
          </table:table-cell>
          <table:table-cell table:formula="of:=SUM([.I10:.K10])" ns41:value-type="float" table:style-name="TL Data" office:value-type="float" office:value="790">
            <text:p>790</text:p>
          </table:table-cell>
          <table:table-cell table:formula="of:=SUM([.L10];[.H10])" ns41:value-type="float" table:style-name="TL Data" office:value-type="float" office:value="1734">
            <text:p>1734</text:p>
          </table:table-cell>
          <table:table-cell ns41:value-type="float" table:style-name="TL Data" office:value="1587" office:value-type="float">
            <text:p>1587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Cadzand</text:p>
          </table:table-cell>
          <table:table-cell table:style-name="ce6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11:.G11])" ns41:value-type="float" table:style-name="TL Data" office:value-type="float" office:value="583">
            <text:p>58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11:.K11])" ns41:value-type="float" table:style-name="TL Data" office:value-type="float" office:value="573">
            <text:p>573</text:p>
          </table:table-cell>
          <table:table-cell table:formula="of:=SUM([.L11];[.H11])" ns41:value-type="float" table:style-name="TL Data" office:value-type="float" office:value="1156">
            <text:p>1156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ede</text:p>
          </table:table-cell>
          <table:table-cell table:style-name="ce6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2:.G12])" ns41:value-type="float" table:style-name="TL Data" office:value-type="float" office:value="601">
            <text:p>601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67" office:value-type="float">
            <text:p>67</text:p>
          </table:table-cell>
          <table:table-cell table:formula="of:=SUM([.I12:.K12])" ns41:value-type="float" table:style-name="TL Data" office:value-type="float" office:value="609">
            <text:p>609</text:p>
          </table:table-cell>
          <table:table-cell table:formula="of:=SUM([.L12];[.H12])" ns41:value-type="float" table:style-name="TL Data" office:value-type="float" office:value="1210">
            <text:p>12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87" office:value-type="float">
            <text:p>1187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roede</text:p>
          </table:table-cell>
          <table:table-cell table:style-name="ce6"/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3" office:value-type="float">
            <text:p>43</text:p>
          </table:table-cell>
          <table:table-cell table:formula="of:=SUM([.E13:.G13])" ns41:value-type="float" table:style-name="TL Data" office:value-type="float" office:value="1244">
            <text:p>124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94" office:value-type="float">
            <text:p>94</text:p>
          </table:table-cell>
          <table:table-cell table:formula="of:=SUM([.I13:.K13])" ns41:value-type="float" table:style-name="TL Data" office:value-type="float" office:value="1243">
            <text:p>1243</text:p>
          </table:table-cell>
          <table:table-cell table:formula="of:=SUM([.L13];[.H13])" ns41:value-type="float" table:style-name="TL Data" office:value-type="float" office:value="2487">
            <text:p>2487</text:p>
          </table:table-cell>
          <table:table-cell ns41:value-type="float" table:style-name="TL Data" office:value="2266" office:value-type="float">
            <text:p>2266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ille</text:p>
          </table:table-cell>
          <table:table-cell table:style-name="ce6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8" office:value-type="float">
            <text:p>8</text:p>
          </table:table-cell>
          <table:table-cell table:formula="of:=SUM([.E14:.G14])" ns41:value-type="float" table:style-name="TL Data" office:value-type="float" office:value="300">
            <text:p>30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14:.K14])" ns41:value-type="float" table:style-name="TL Data" office:value-type="float" office:value="282">
            <text:p>282</text:p>
          </table:table-cell>
          <table:table-cell table:formula="of:=SUM([.L14];[.H14])" ns41:value-type="float" table:style-name="TL Data" office:value-type="float" office:value="582">
            <text:p>582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07" office:value-type="float">
            <text:p>507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ofdplaat</text:p>
          </table:table-cell>
          <table:table-cell table:style-name="ce6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15:.G15])" ns41:value-type="float" table:style-name="TL Data" office:value-type="float" office:value="644">
            <text:p>644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15:.K15])" ns41:value-type="float" table:style-name="TL Data" office:value-type="float" office:value="655">
            <text:p>655</text:p>
          </table:table-cell>
          <table:table-cell table:formula="of:=SUM([.L15];[.H15])" ns41:value-type="float" table:style-name="TL Data" office:value-type="float" office:value="1299">
            <text:p>1299</text:p>
          </table:table-cell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738" office:value-type="float">
            <text:p>738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ieuwvliet</text:p>
          </table:table-cell>
          <table:table-cell table:style-name="ce6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6:.G16])" ns41:value-type="float" table:style-name="TL Data" office:value-type="float" office:value="362">
            <text:p>362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" office:value-type="float">
            <text:p>14</text:p>
          </table:table-cell>
          <table:table-cell table:formula="of:=SUM([.I16:.K16])" ns41:value-type="float" table:style-name="TL Data" office:value-type="float" office:value="379">
            <text:p>379</text:p>
          </table:table-cell>
          <table:table-cell table:formula="of:=SUM([.L16];[.H16])" ns41:value-type="float" table:style-name="TL Data" office:value-type="float" office:value="741">
            <text:p>741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ostburg (stad)</text:p>
          </table:table-cell>
          <table:table-cell table:style-name="ce6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7:.G17])" ns41:value-type="float" table:style-name="TL Data" office:value-type="float" office:value="687">
            <text:p>687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64" office:value-type="float">
            <text:p>64</text:p>
          </table:table-cell>
          <table:table-cell table:formula="of:=SUM([.I17:.K17])" ns41:value-type="float" table:style-name="TL Data" office:value-type="float" office:value="741">
            <text:p>741</text:p>
          </table:table-cell>
          <table:table-cell table:formula="of:=SUM([.L17];[.H17])" ns41:value-type="float" table:style-name="TL Data" office:value-type="float" office:value="1428">
            <text:p>1428</text:p>
          </table:table-cell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etranchement</text:p>
          </table:table-cell>
          <table:table-cell table:style-name="ce6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8" office:value-type="float">
            <text:p>8</text:p>
          </table:table-cell>
          <table:table-cell table:formula="of:=SUM([.E18:.G18])" ns41:value-type="float" table:style-name="TL Data" office:value-type="float" office:value="373">
            <text:p>373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18:.K18])" ns41:value-type="float" table:style-name="TL Data" office:value-type="float" office:value="372">
            <text:p>372</text:p>
          </table:table-cell>
          <table:table-cell table:formula="of:=SUM([.L18];[.H18])" ns41:value-type="float" table:style-name="TL Data" office:value-type="float" office:value="745">
            <text:p>745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oondijke</text:p>
          </table:table-cell>
          <table:table-cell table:style-name="ce6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9:.G19])" ns41:value-type="float" table:style-name="TL Data" office:value-type="float" office:value="751">
            <text:p>751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1" office:value-type="float">
            <text:p>71</text:p>
          </table:table-cell>
          <table:table-cell table:formula="of:=SUM([.I19:.K19])" ns41:value-type="float" table:style-name="TL Data" office:value-type="float" office:value="907">
            <text:p>907</text:p>
          </table:table-cell>
          <table:table-cell table:formula="of:=SUM([.L19];[.H19])" ns41:value-type="float" table:style-name="TL Data" office:value-type="float" office:value="1658">
            <text:p>1658</text:p>
          </table:table-cell>
          <table:table-cell ns41:value-type="float" table:style-name="TL Data" office:value="1288" office:value-type="float">
            <text:p>1288</text:p>
          </table:table-cell>
          <table:table-cell ns41:value-type="float" table:style-name="TL Data" office:value="370" office:value-type="float">
            <text:p>370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nt Anna ter Muiden </text:p>
          </table:table-cell>
          <table:table-cell table:style-name="ce6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" office:value-type="float">
            <text:p>9</text:p>
          </table:table-cell>
          <table:table-cell table:formula="of:=SUM([.E20:.G20])" ns41:value-type="float" table:style-name="TL Data" office:value-type="float" office:value="135">
            <text:p>13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2" office:value-type="float">
            <text:p>12</text:p>
          </table:table-cell>
          <table:table-cell table:formula="of:=SUM([.I20:.K20])" ns41:value-type="float" table:style-name="TL Data" office:value-type="float" office:value="136">
            <text:p>136</text:p>
          </table:table-cell>
          <table:table-cell table:formula="of:=SUM([.L20];[.H20])" ns41:value-type="float" table:style-name="TL Data" office:value-type="float" office:value="271">
            <text:p>27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nte Kruis </text:p>
          </table:table-cell>
          <table:table-cell table:style-name="ce6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table:formula="of:=SUM([.E21:.G21])" ns41:value-type="float" table:style-name="TL Data" office:value-type="float" office:value="287">
            <text:p>28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" office:value-type="float">
            <text:p>11</text:p>
          </table:table-cell>
          <table:table-cell table:formula="of:=SUM([.I21:.K21])" ns41:value-type="float" table:style-name="TL Data" office:value-type="float" office:value="248">
            <text:p>248</text:p>
          </table:table-cell>
          <table:table-cell table:formula="of:=SUM([.L21];[.H21])" ns41:value-type="float" table:style-name="TL Data" office:value-type="float" office:value="535">
            <text:p>53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82" office:value-type="float">
            <text:p>28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aterlandkerkje</text:p>
          </table:table-cell>
          <table:table-cell table:style-name="ce6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22:.G22])" ns41:value-type="float" table:style-name="TL Data" office:value-type="float" office:value="299">
            <text:p>299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22:.K22])" ns41:value-type="float" table:style-name="TL Data" office:value-type="float" office:value="280">
            <text:p>280</text:p>
          </table:table-cell>
          <table:table-cell table:formula="of:=SUM([.L22];[.H22])" ns41:value-type="float" table:style-name="TL Data" office:value-type="float" office:value="579">
            <text:p>579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52" office:value-type="float">
            <text:p>25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IJzendijke (stad) </text:p>
          </table:table-cell>
          <table:table-cell table:style-name="ce6"/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23:.G23])" ns41:value-type="float" table:style-name="TL Data" office:value-type="float" office:value="1181">
            <text:p>1181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85" office:value-type="float">
            <text:p>85</text:p>
          </table:table-cell>
          <table:table-cell table:formula="of:=SUM([.I23:.K23])" ns41:value-type="float" table:style-name="TL Data" office:value-type="float" office:value="1160">
            <text:p>1160</text:p>
          </table:table-cell>
          <table:table-cell table:formula="of:=SUM([.L23];[.H23])" ns41:value-type="float" table:style-name="TL Data" office:value-type="float" office:value="2341">
            <text:p>2341</text:p>
          </table:table-cell>
          <table:table-cell ns41:value-type="float" table:style-name="TL Data" office:value="1037" office:value-type="float">
            <text:p>1037</text:p>
          </table:table-cell>
          <table:table-cell ns41:value-type="float" table:style-name="TL Data" office:value="1299" office:value-type="float">
            <text:p>129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uidzande</text:p>
          </table:table-cell>
          <table:table-cell table:style-name="ce6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24:.G24])" ns41:value-type="float" table:style-name="TL Data" office:value-type="float" office:value="466">
            <text:p>466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7" office:value-type="float">
            <text:p>27</text:p>
          </table:table-cell>
          <table:table-cell table:formula="of:=SUM([.I24:.K24])" ns41:value-type="float" table:style-name="TL Data" office:value-type="float" office:value="499">
            <text:p>499</text:p>
          </table:table-cell>
          <table:table-cell table:formula="of:=SUM([.L24];[.H24])" ns41:value-type="float" table:style-name="TL Data" office:value-type="float" office:value="965">
            <text:p>965</text:p>
          </table:table-cell>
          <table:table-cell ns41:value-type="float" table:style-name="TL Data" office:value="952" office:value-type="float">
            <text:p>95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"/>
          <table:table-cell table:formula="of:=SUM([.C8:.C24])" ns41:value-type="float" table:style-name="TL Data" office:value-type="float" office:value="3495">
            <text:p>3495</text:p>
          </table:table-cell>
          <table:table-cell table:formula="of:=SUM([.D8:.D24])" ns41:value-type="float" table:style-name="TL Data" office:value-type="float" office:value="4022">
            <text:p>4022</text:p>
          </table:table-cell>
          <table:table-cell table:formula="of:=SUM([.E8:.E24])" ns41:value-type="float" table:style-name="TL Data" office:value-type="float" office:value="6928">
            <text:p>6928</text:p>
          </table:table-cell>
          <table:table-cell table:formula="of:=SUM([.F8:.F24])" ns41:value-type="float" table:style-name="TL Data" office:value-type="float" office:value="3147">
            <text:p>3147</text:p>
          </table:table-cell>
          <table:table-cell table:formula="of:=SUM([.G8:.G24])" ns41:value-type="float" table:style-name="TL Data" office:value-type="float" office:value="322">
            <text:p>322</text:p>
          </table:table-cell>
          <table:table-cell table:formula="of:=SUM([.H8:.H24])" ns41:value-type="float" table:style-name="TL Data" office:value-type="float" office:value="10397">
            <text:p>10397</text:p>
          </table:table-cell>
          <table:table-cell table:formula="of:=SUM([.I8:.I24])" ns41:value-type="float" table:style-name="TL Data" office:value-type="float" office:value="6565">
            <text:p>6565</text:p>
          </table:table-cell>
          <table:table-cell table:formula="of:=SUM([.J8:.J24])" ns41:value-type="float" table:style-name="TL Data" office:value-type="float" office:value="3133">
            <text:p>3133</text:p>
          </table:table-cell>
          <table:table-cell table:formula="of:=SUM([.K8:.K24])" ns41:value-type="float" table:style-name="TL Data" office:value-type="float" office:value="785">
            <text:p>785</text:p>
          </table:table-cell>
          <table:table-cell table:formula="of:=SUM([.L8:.L24])" ns41:value-type="float" table:style-name="TL Data" office:value-type="float" office:value="10483">
            <text:p>10483</text:p>
          </table:table-cell>
          <table:table-cell table:formula="of:=SUM([.M8:.M24])" ns41:value-type="float" table:style-name="TL Data" office:value-type="float" office:value="20880">
            <text:p>20880</text:p>
          </table:table-cell>
          <table:table-cell table:formula="of:=SUM([.N8:.N24])" ns41:value-type="float" table:style-name="TL Data" office:value-type="float" office:value="14569">
            <text:p>14569</text:p>
          </table:table-cell>
          <table:table-cell table:formula="of:=SUM([.O8:.O24])" ns41:value-type="float" table:style-name="TL Data" office:value-type="float" office:value="6296">
            <text:p>6296</text:p>
          </table:table-cell>
          <table:table-cell table:formula="of:=SUM([.P8:.P24])" ns41:value-type="float" table:style-name="TL Data" office:value-type="float" office:value="15">
            <text:p>15</text:p>
          </table:table-cell>
          <table:table-cell table:formula="of:=SUM([.Q8:.Q24])" ns41:value-type="float" table:style-name="TL Data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7"/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6">
          <table:table-cell ns41:value-type="string" table:style-name="TL Metadata" office:value-type="string">
            <text:p>1.Hieronder begrepen het garnizoen bedragende 229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9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6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Boschkappelle</text:p>
          </table:table-cell>
          <table:table-cell table:style-name="ce6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8:.G8])" ns41:value-type="float" table:style-name="TL Data" office:value-type="float" office:value="445">
            <text:p>445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1" office:value-type="float">
            <text:p>51</text:p>
          </table:table-cell>
          <table:table-cell table:formula="of:=SUM([.I8:.K8])" ns41:value-type="float" table:style-name="TL Data" office:value-type="float" office:value="469">
            <text:p>469</text:p>
          </table:table-cell>
          <table:table-cell table:formula="of:=SUM([.H8]+[.L8])" ns41:value-type="float" table:style-name="TL Data" office:value-type="float" office:value="914">
            <text:p>91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00" office:value-type="float">
            <text:p>900</text:p>
          </table:table-cell>
          <table:table-cell table:style-name="TL 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Clinge</text:p>
          </table:table-cell>
          <table:table-cell table:style-name="ce6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9:.G9])" ns41:value-type="float" table:style-name="TL Data" office:value-type="float" office:value="714">
            <text:p>714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6" office:value-type="float">
            <text:p>46</text:p>
          </table:table-cell>
          <table:table-cell table:formula="of:=SUM([.I9:.K9])" ns41:value-type="float" table:style-name="TL Data" office:value-type="float" office:value="780">
            <text:p>780</text:p>
          </table:table-cell>
          <table:table-cell table:formula="of:=SUM([.H9]+[.L9])" ns41:value-type="float" table:style-name="TL Data" office:value-type="float" office:value="1494">
            <text:p>149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86" office:value-type="float">
            <text:p>1486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raauw en Langendam</text:p>
          </table:table-cell>
          <table:table-cell table:style-name="ce6"/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10:.G10])" ns41:value-type="float" table:style-name="TL Data" office:value-type="float" office:value="707">
            <text:p>707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70" office:value-type="float">
            <text:p>70</text:p>
          </table:table-cell>
          <table:table-cell table:formula="of:=SUM([.I10:.K10])" ns41:value-type="float" table:style-name="TL Data" office:value-type="float" office:value="758">
            <text:p>758</text:p>
          </table:table-cell>
          <table:table-cell table:formula="of:=SUM([.H10]+[.L10])" ns41:value-type="float" table:style-name="TL Data" office:value-type="float" office:value="1465">
            <text:p>146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424" office:value-type="float">
            <text:p>1424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ngstdijk</text:p>
          </table:table-cell>
          <table:table-cell table:style-name="ce6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1:.G11])" ns41:value-type="float" table:style-name="TL Data" office:value-type="float" office:value="308">
            <text:p>308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11:.K11])" ns41:value-type="float" table:style-name="TL Data" office:value-type="float" office:value="348">
            <text:p>348</text:p>
          </table:table-cell>
          <table:table-cell table:formula="of:=SUM([.H11]+[.L11])" ns41:value-type="float" table:style-name="TL Data" office:value-type="float" office:value="656">
            <text:p>65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23" office:value-type="float">
            <text:p>623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ek</text:p>
          </table:table-cell>
          <table:table-cell table:style-name="ce6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12:.G12])" ns41:value-type="float" table:style-name="TL Data" office:value-type="float" office:value="675">
            <text:p>675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51" office:value-type="float">
            <text:p>51</text:p>
          </table:table-cell>
          <table:table-cell table:formula="of:=SUM([.I12:.K12])" ns41:value-type="float" table:style-name="TL Data" office:value-type="float" office:value="681">
            <text:p>681</text:p>
          </table:table-cell>
          <table:table-cell table:formula="of:=SUM([.H12]+[.L12])" ns41:value-type="float" table:style-name="TL Data" office:value-type="float" office:value="1356">
            <text:p>1356</text:p>
          </table:table-cell>
          <table:table-cell ns41:value-type="float" table:style-name="TL Data" office:value="1303" office:value-type="float">
            <text:p>1303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ntenisse</text:p>
          </table:table-cell>
          <table:table-cell table:style-name="ce6"/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939" office:value-type="float">
            <text:p>939</text:p>
          </table:table-cell>
          <table:table-cell ns41:value-type="float" table:style-name="TL Data" office:value="1471" office:value-type="float">
            <text:p>1471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1" office:value-type="float">
            <text:p>61</text:p>
          </table:table-cell>
          <table:table-cell table:formula="of:=SUM([.E13:.G13])" ns41:value-type="float" table:style-name="TL Data" office:value-type="float" office:value="2221">
            <text:p>2221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201" office:value-type="float">
            <text:p>201</text:p>
          </table:table-cell>
          <table:table-cell table:formula="of:=SUM([.I13:.K13])" ns41:value-type="float" table:style-name="TL Data" office:value-type="float" office:value="2466">
            <text:p>2466</text:p>
          </table:table-cell>
          <table:table-cell table:formula="of:=SUM([.H13]+[.L13])" ns41:value-type="float" table:style-name="TL Data" office:value-type="float" office:value="4687">
            <text:p>468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485" office:value-type="float">
            <text:p>4485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oewacht</text:p>
          </table:table-cell>
          <table:table-cell table:style-name="ce6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9" office:value-type="float">
            <text:p>29</text:p>
          </table:table-cell>
          <table:table-cell table:formula="of:=SUM([.E14:.G14])" ns41:value-type="float" table:style-name="TL Data" office:value-type="float" office:value="820">
            <text:p>820</text:p>
          </table:table-cell>
          <table:table-cell ns41:value-type="float" table:style-name="TL Data" office:value="550" office:value-type="float">
            <text:p>55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75" office:value-type="float">
            <text:p>75</text:p>
          </table:table-cell>
          <table:table-cell table:formula="of:=SUM([.I14:.K14])" ns41:value-type="float" table:style-name="TL Data" office:value-type="float" office:value="879">
            <text:p>879</text:p>
          </table:table-cell>
          <table:table-cell table:formula="of:=SUM([.H14]+[.L14])" ns41:value-type="float" table:style-name="TL Data" office:value-type="float" office:value="1699">
            <text:p>169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72" office:value-type="float">
            <text:p>167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euzen (stad)*</text:p>
          </table:table-cell>
          <table:table-cell table:style-name="ce6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15:.G15])" ns41:value-type="float" table:style-name="TL Data" office:value-type="float" office:value="1565">
            <text:p>1565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90" office:value-type="float">
            <text:p>90</text:p>
          </table:table-cell>
          <table:table-cell table:formula="of:=SUM([.I15:.K15])" ns41:value-type="float" table:style-name="TL Data" office:value-type="float" office:value="1247">
            <text:p>1247</text:p>
          </table:table-cell>
          <table:table-cell table:formula="of:=SUM([.H15]+[.L15])" ns41:value-type="float" table:style-name="TL Data" office:value-type="float" office:value="2812">
            <text:p>2812</text:p>
          </table:table-cell>
          <table:table-cell ns41:value-type="float" table:style-name="TL Data" office:value="2335" office:value-type="float">
            <text:p>2335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ssenisse</text:p>
          </table:table-cell>
          <table:table-cell table:style-name="ce6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16:.G16])" ns41:value-type="float" table:style-name="TL Data" office:value-type="float" office:value="369">
            <text:p>36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16:.K16])" ns41:value-type="float" table:style-name="TL Data" office:value-type="float" office:value="391">
            <text:p>391</text:p>
          </table:table-cell>
          <table:table-cell table:formula="of:=SUM([.H16]+[.L16])" ns41:value-type="float" table:style-name="TL Data" office:value-type="float" office:value="760">
            <text:p>76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40" office:value-type="float">
            <text:p>740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verslag</text:p>
          </table:table-cell>
          <table:table-cell table:style-name="ce6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" office:value-type="float">
            <text:p>7</text:p>
          </table:table-cell>
          <table:table-cell table:formula="of:=SUM([.E17:.G17])" ns41:value-type="float" table:style-name="TL Data" office:value-type="float" office:value="189">
            <text:p>18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17:.K17])" ns41:value-type="float" table:style-name="TL Data" office:value-type="float" office:value="222">
            <text:p>222</text:p>
          </table:table-cell>
          <table:table-cell table:formula="of:=SUM([.H17]+[.L17])" ns41:value-type="float" table:style-name="TL Data" office:value-type="float" office:value="411">
            <text:p>4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9" office:value-type="float">
            <text:p>409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Philippine</text:p>
          </table:table-cell>
          <table:table-cell table:style-name="ce6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table:formula="of:=SUM([.E18:.G18])" ns41:value-type="float" table:style-name="TL Data" office:value-type="float" office:value="198">
            <text:p>19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18:.K18])" ns41:value-type="float" table:style-name="TL Data" office:value-type="float" office:value="235">
            <text:p>235</text:p>
          </table:table-cell>
          <table:table-cell table:formula="of:=SUM([.H18]+[.L18])" ns41:value-type="float" table:style-name="TL Data" office:value-type="float" office:value="433">
            <text:p>43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as van Gent (stad)</text:p>
          </table:table-cell>
          <table:table-cell table:style-name="ce6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19:.G19])" ns41:value-type="float" table:style-name="TL Data" office:value-type="float" office:value="454">
            <text:p>454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19:.K19])" ns41:value-type="float" table:style-name="TL Data" office:value-type="float" office:value="502">
            <text:p>502</text:p>
          </table:table-cell>
          <table:table-cell table:formula="of:=SUM([.H19]+[.L19])" ns41:value-type="float" table:style-name="TL Data" office:value-type="float" office:value="956">
            <text:p>95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int Jansteen</text:p>
          </table:table-cell>
          <table:table-cell table:style-name="ce6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20:.G20])" ns41:value-type="float" table:style-name="TL Data" office:value-type="float" office:value="713">
            <text:p>713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73" office:value-type="float">
            <text:p>73</text:p>
          </table:table-cell>
          <table:table-cell table:formula="of:=SUM([.I20:.K20])" ns41:value-type="float" table:style-name="TL Data" office:value-type="float" office:value="795">
            <text:p>795</text:p>
          </table:table-cell>
          <table:table-cell table:formula="of:=SUM([.H20]+[.L20])" ns41:value-type="float" table:style-name="TL Data" office:value-type="float" office:value="1508">
            <text:p>150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93" office:value-type="float">
            <text:p>1493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oppeldijk </text:p>
          </table:table-cell>
          <table:table-cell table:style-name="ce6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7" office:value-type="float">
            <text:p>17</text:p>
          </table:table-cell>
          <table:table-cell table:formula="of:=SUM([.E21:.G21])" ns41:value-type="float" table:style-name="TL Data" office:value-type="float" office:value="708">
            <text:p>708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6" office:value-type="float">
            <text:p>56</text:p>
          </table:table-cell>
          <table:table-cell table:formula="of:=SUM([.I21:.K21])" ns41:value-type="float" table:style-name="TL Data" office:value-type="float" office:value="685">
            <text:p>685</text:p>
          </table:table-cell>
          <table:table-cell table:formula="of:=SUM([.H21]+[.L21])" ns41:value-type="float" table:style-name="TL Data" office:value-type="float" office:value="1393">
            <text:p>139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77" office:value-type="float">
            <text:p>1377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estdorpe</text:p>
          </table:table-cell>
          <table:table-cell table:style-name="ce6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22:.G22])" ns41:value-type="float" table:style-name="TL Data" office:value-type="float" office:value="673">
            <text:p>67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22:.K22])" ns41:value-type="float" table:style-name="TL Data" office:value-type="float" office:value="673">
            <text:p>673</text:p>
          </table:table-cell>
          <table:table-cell table:formula="of:=SUM([.H22]+[.L22])" ns41:value-type="float" table:style-name="TL Data" office:value-type="float" office:value="1346">
            <text:p>134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95" office:value-type="float">
            <text:p>1295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aamslag</text:p>
          </table:table-cell>
          <table:table-cell table:style-name="ce6"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23:.G23])" ns41:value-type="float" table:style-name="TL Data" office:value-type="float" office:value="1108">
            <text:p>1108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67" office:value-type="float">
            <text:p>67</text:p>
          </table:table-cell>
          <table:table-cell table:formula="of:=SUM([.I23:.K23])" ns41:value-type="float" table:style-name="TL Data" office:value-type="float" office:value="1063">
            <text:p>1063</text:p>
          </table:table-cell>
          <table:table-cell table:formula="of:=SUM([.H23]+[.L23])" ns41:value-type="float" table:style-name="TL Data" office:value-type="float" office:value="2171">
            <text:p>2171</text:p>
          </table:table-cell>
          <table:table-cell ns41:value-type="float" table:style-name="TL Data" office:value="2091" office:value-type="float">
            <text:p>2091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uiddorpe</text:p>
          </table:table-cell>
          <table:table-cell table:style-name="ce6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24:.G24])" ns41:value-type="float" table:style-name="TL Data" office:value-type="float" office:value="406">
            <text:p>40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2" office:value-type="float">
            <text:p>42</text:p>
          </table:table-cell>
          <table:table-cell table:formula="of:=SUM([.I24:.K24])" ns41:value-type="float" table:style-name="TL Data" office:value-type="float" office:value="441">
            <text:p>441</text:p>
          </table:table-cell>
          <table:table-cell table:formula="of:=SUM([.H24]+[.L24])" ns41:value-type="float" table:style-name="TL Data" office:value-type="float" office:value="847">
            <text:p>84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38" office:value-type="float">
            <text:p>838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6"/>
          <table:table-cell table:formula="of:=SUM([.C8:.C24])" ns41:value-type="float" table:style-name="TL Data" office:value-type="float" office:value="4298">
            <text:p>4298</text:p>
          </table:table-cell>
          <table:table-cell table:formula="of:=SUM([.D8:.D24])" ns41:value-type="float" table:style-name="TL Data" office:value-type="float" office:value="4961">
            <text:p>4961</text:p>
          </table:table-cell>
          <table:table-cell table:formula="of:=SUM([.E8:.E24])" ns41:value-type="float" table:style-name="TL Data" office:value-type="float" office:value="8159">
            <text:p>8159</text:p>
          </table:table-cell>
          <table:table-cell table:formula="of:=SUM([.F8:.F24])" ns41:value-type="float" table:style-name="TL Data" office:value-type="float" office:value="3738">
            <text:p>3738</text:p>
          </table:table-cell>
          <table:table-cell table:formula="of:=SUM([.G8:.G24])" ns41:value-type="float" table:style-name="TL Data" office:value-type="float" office:value="376">
            <text:p>376</text:p>
          </table:table-cell>
          <table:table-cell table:formula="of:=SUM([.H8:.H24])" ns41:value-type="float" table:style-name="TL Data" office:value-type="float" office:value="12273">
            <text:p>12273</text:p>
          </table:table-cell>
          <table:table-cell table:formula="of:=SUM([.I8:.I24])" ns41:value-type="float" table:style-name="TL Data" office:value-type="float" office:value="7876">
            <text:p>7876</text:p>
          </table:table-cell>
          <table:table-cell table:formula="of:=SUM([.J8:.J24])" ns41:value-type="float" table:style-name="TL Data" office:value-type="float" office:value="3723">
            <text:p>3723</text:p>
          </table:table-cell>
          <table:table-cell table:formula="of:=SUM([.K8:.K24])" ns41:value-type="float" table:style-name="TL Data" office:value-type="float" office:value="1036">
            <text:p>1036</text:p>
          </table:table-cell>
          <table:table-cell table:formula="of:=SUM([.L8:.L24])" ns41:value-type="float" table:style-name="TL Data" office:value-type="float" office:value="12635">
            <text:p>12635</text:p>
          </table:table-cell>
          <table:table-cell table:formula="of:=SUM([.M8:.M24])" ns41:value-type="float" table:style-name="TL Data" office:value-type="float" office:value="24908">
            <text:p>24908</text:p>
          </table:table-cell>
          <table:table-cell table:formula="of:=SUM([.N8:.N24])" ns41:value-type="float" table:style-name="TL Data" office:value-type="float" office:value="6429">
            <text:p>6429</text:p>
          </table:table-cell>
          <table:table-cell table:formula="of:=SUM([.O8:.O24])" ns41:value-type="float" table:style-name="TL Data" office:value-type="float" office:value="18459">
            <text:p>18459</text:p>
          </table:table-cell>
          <table:table-cell table:formula="of:=SUM([.P8:.P24])" ns41:value-type="float" table:style-name="TL Data" office:value-type="float" office:value="20">
            <text:p>20</text:p>
          </table:table-cell>
          <table:table-cell table:formula="of:=SUM([.Q8:.Q24])" ns41:value-type="float" table:style-name="TL Data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. Hieronder begrepen het garnizoen bedragende 414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6"/>
          <table:covered-table-cell table:style-name="TL ColHeader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TL ColHeader" table:number-columns-repeated="4"/>
          <table:covered-table-cell table:style-name="ce37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STEDEN</text:p>
          </table:table-cell>
          <table:table-cell table:style-name="ce6"/>
          <table:table-cell ns41:value-type="float" table:style-name="TL Data" office:value="7738" office:value-type="float">
            <text:p>7738</text:p>
          </table:table-cell>
          <table:table-cell ns41:value-type="float" table:style-name="TL Data" office:value="10157" office:value-type="float">
            <text:p>10157</text:p>
          </table:table-cell>
          <table:table-cell ns41:value-type="float" table:style-name="TL Data" office:value="13950" office:value-type="float">
            <text:p>13950</text:p>
          </table:table-cell>
          <table:table-cell ns41:value-type="float" table:style-name="TL Data" office:value="7284" office:value-type="float">
            <text:p>7284</text:p>
          </table:table-cell>
          <table:table-cell ns41:value-type="float" table:style-name="TL Data" office:value="859" office:value-type="float">
            <text:p>859</text:p>
          </table:table-cell>
          <table:table-cell table:formula="of:=SUM([.E8:.G8])" ns41:value-type="float" table:style-name="TL Data" office:value-type="float" office:value="22093">
            <text:p>22093</text:p>
          </table:table-cell>
          <table:table-cell ns41:value-type="float" table:style-name="TL Data" office:value="14848" office:value-type="float">
            <text:p>14848</text:p>
          </table:table-cell>
          <table:table-cell ns41:value-type="float" table:style-name="TL Data" office:value="7309" office:value-type="float">
            <text:p>7309</text:p>
          </table:table-cell>
          <table:table-cell ns41:value-type="float" table:style-name="TL Data" office:value="2482" office:value-type="float">
            <text:p>2482</text:p>
          </table:table-cell>
          <table:table-cell table:formula="of:=SUM([.I8:.K8])" ns41:value-type="float" table:style-name="TL Data" office:value-type="float" office:value="24639">
            <text:p>24639</text:p>
          </table:table-cell>
          <table:table-cell table:formula="of:=SUM([.L8];[.H8])" ns41:value-type="float" table:style-name="TL Data" office:value-type="float" office:value="46732">
            <text:p>46732</text:p>
          </table:table-cell>
          <table:table-cell ns41:value-type="float" table:style-name="TL Data" office:value="35988" office:value-type="float">
            <text:p>35988</text:p>
          </table:table-cell>
          <table:table-cell ns41:value-type="float" table:style-name="TL Data" office:value="10253" office:value-type="float">
            <text:p>10253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4" office:value-type="float">
            <text:p>44</text:p>
          </table:table-cell>
          <table:table-cell ns41:value-type="float" table:style-name="ce61" office:value="45" office:value-type="float">
            <text:p>45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</text:p>
          </table:table-cell>
          <table:table-cell table:style-name="ce6"/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2598" office:value-type="float">
            <text:p>2598</text:p>
          </table:table-cell>
          <table:table-cell ns41:value-type="float" table:style-name="TL Data" office:value="4082" office:value-type="float">
            <text:p>4082</text:p>
          </table:table-cell>
          <table:table-cell ns41:value-type="float" table:style-name="TL Data" office:value="2166" office:value-type="float">
            <text:p>2166</text:p>
          </table:table-cell>
          <table:table-cell ns41:value-type="float" table:style-name="TL Data" office:value="214" office:value-type="float">
            <text:p>214</text:p>
          </table:table-cell>
          <table:table-cell table:formula="of:=SUM([.E9:.G9])" ns41:value-type="float" table:style-name="TL Data" office:value-type="float" office:value="6462">
            <text:p>6462</text:p>
          </table:table-cell>
          <table:table-cell ns41:value-type="float" table:style-name="TL Data" office:value="3909" office:value-type="float">
            <text:p>3909</text:p>
          </table:table-cell>
          <table:table-cell ns41:value-type="float" table:style-name="TL Data" office:value="2167" office:value-type="float">
            <text:p>2167</text:p>
          </table:table-cell>
          <table:table-cell ns41:value-type="float" table:style-name="TL Data" office:value="410" office:value-type="float">
            <text:p>410</text:p>
          </table:table-cell>
          <table:table-cell table:formula="of:=SUM([.I9:.K9])" ns41:value-type="float" table:style-name="TL Data" office:value-type="float" office:value="6486">
            <text:p>6486</text:p>
          </table:table-cell>
          <table:table-cell table:formula="of:=SUM([.L9];[.H9])" ns41:value-type="float" table:style-name="TL Data" office:value-type="float" office:value="12948">
            <text:p>12948</text:p>
          </table:table-cell>
          <table:table-cell ns41:value-type="float" table:style-name="TL Data" office:value="12907" office:value-type="float">
            <text:p>12907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</text:p>
          </table:table-cell>
          <table:table-cell table:style-name="ce6"/>
          <table:table-cell ns41:value-type="float" table:style-name="TL Data" office:value="3090" office:value-type="float">
            <text:p>3090</text:p>
          </table:table-cell>
          <table:table-cell ns41:value-type="float" table:style-name="TL Data" office:value="4238" office:value-type="float">
            <text:p>4238</text:p>
          </table:table-cell>
          <table:table-cell ns41:value-type="float" table:style-name="TL Data" office:value="6752" office:value-type="float">
            <text:p>6752</text:p>
          </table:table-cell>
          <table:table-cell ns41:value-type="float" table:style-name="TL Data" office:value="3498" office:value-type="float">
            <text:p>3498</text:p>
          </table:table-cell>
          <table:table-cell ns41:value-type="float" table:style-name="TL Data" office:value="368" office:value-type="float">
            <text:p>368</text:p>
          </table:table-cell>
          <table:table-cell table:formula="of:=SUM([.E10:.G10])" ns41:value-type="float" table:style-name="TL Data" office:value-type="float" office:value="10618">
            <text:p>10618</text:p>
          </table:table-cell>
          <table:table-cell ns41:value-type="float" table:style-name="TL Data" office:value="6358" office:value-type="float">
            <text:p>6358</text:p>
          </table:table-cell>
          <table:table-cell ns41:value-type="float" table:style-name="TL Data" office:value="3490" office:value-type="float">
            <text:p>3490</text:p>
          </table:table-cell>
          <table:table-cell ns41:value-type="float" table:style-name="TL Data" office:value="735" office:value-type="float">
            <text:p>735</text:p>
          </table:table-cell>
          <table:table-cell table:formula="of:=SUM([.I10:.K10])" ns41:value-type="float" table:style-name="TL Data" office:value-type="float" office:value="10583">
            <text:p>10583</text:p>
          </table:table-cell>
          <table:table-cell table:formula="of:=SUM([.L10];[.H10])" ns41:value-type="float" table:style-name="TL Data" office:value-type="float" office:value="21201">
            <text:p>21201</text:p>
          </table:table-cell>
          <table:table-cell ns41:value-type="float" table:style-name="TL Data" office:value="20578" office:value-type="float">
            <text:p>20578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</text:p>
          </table:table-cell>
          <table:table-cell table:style-name="ce6"/>
          <table:table-cell ns41:value-type="float" table:style-name="TL Data" office:value="3868" office:value-type="float">
            <text:p>3868</text:p>
          </table:table-cell>
          <table:table-cell ns41:value-type="float" table:style-name="TL Data" office:value="5006" office:value-type="float">
            <text:p>5006</text:p>
          </table:table-cell>
          <table:table-cell ns41:value-type="float" table:style-name="TL Data" office:value="7592" office:value-type="float">
            <text:p>7592</text:p>
          </table:table-cell>
          <table:table-cell ns41:value-type="float" table:style-name="TL Data" office:value="4126" office:value-type="float">
            <text:p>4126</text:p>
          </table:table-cell>
          <table:table-cell ns41:value-type="float" table:style-name="TL Data" office:value="528" office:value-type="float">
            <text:p>528</text:p>
          </table:table-cell>
          <table:table-cell table:formula="of:=SUM([.E11:.G11])" ns41:value-type="float" table:style-name="TL Data" office:value-type="float" office:value="12246">
            <text:p>12246</text:p>
          </table:table-cell>
          <table:table-cell ns41:value-type="float" table:style-name="TL Data" office:value="7452" office:value-type="float">
            <text:p>7452</text:p>
          </table:table-cell>
          <table:table-cell ns41:value-type="float" table:style-name="TL Data" office:value="4114" office:value-type="float">
            <text:p>4114</text:p>
          </table:table-cell>
          <table:table-cell ns41:value-type="float" table:style-name="TL Data" office:value="877" office:value-type="float">
            <text:p>877</text:p>
          </table:table-cell>
          <table:table-cell table:formula="of:=SUM([.I11:.K11])" ns41:value-type="float" table:style-name="TL Data" office:value-type="float" office:value="12443">
            <text:p>12443</text:p>
          </table:table-cell>
          <table:table-cell table:formula="of:=SUM([.L11];[.H11])" ns41:value-type="float" table:style-name="TL Data" office:value-type="float" office:value="24689">
            <text:p>24689</text:p>
          </table:table-cell>
          <table:table-cell ns41:value-type="float" table:style-name="TL Data" office:value="21367" office:value-type="float">
            <text:p>21367</text:p>
          </table:table-cell>
          <table:table-cell ns41:value-type="float" table:style-name="TL Data" office:value="3284" office:value-type="float">
            <text:p>328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</text:p>
          </table:table-cell>
          <table:table-cell table:style-name="ce6"/>
          <table:table-cell ns41:value-type="float" table:style-name="TL Data" office:value="3495" office:value-type="float">
            <text:p>3495</text:p>
          </table:table-cell>
          <table:table-cell ns41:value-type="float" table:style-name="TL Data" office:value="4022" office:value-type="float">
            <text:p>4022</text:p>
          </table:table-cell>
          <table:table-cell ns41:value-type="float" table:style-name="TL Data" office:value="6928" office:value-type="float">
            <text:p>6928</text:p>
          </table:table-cell>
          <table:table-cell ns41:value-type="float" table:style-name="TL Data" office:value="3147" office:value-type="float">
            <text:p>3147</text:p>
          </table:table-cell>
          <table:table-cell ns41:value-type="float" table:style-name="TL Data" office:value="322" office:value-type="float">
            <text:p>322</text:p>
          </table:table-cell>
          <table:table-cell table:formula="of:=SUM([.E12:.G12])" ns41:value-type="float" table:style-name="TL Data" office:value-type="float" office:value="10397">
            <text:p>10397</text:p>
          </table:table-cell>
          <table:table-cell ns41:value-type="float" table:style-name="TL Data" office:value="6565" office:value-type="float">
            <text:p>6565</text:p>
          </table:table-cell>
          <table:table-cell ns41:value-type="float" table:style-name="TL Data" office:value="3133" office:value-type="float">
            <text:p>3133</text:p>
          </table:table-cell>
          <table:table-cell ns41:value-type="float" table:style-name="TL Data" office:value="785" office:value-type="float">
            <text:p>785</text:p>
          </table:table-cell>
          <table:table-cell table:formula="of:=SUM([.I12:.K12])" ns41:value-type="float" table:style-name="TL Data" office:value-type="float" office:value="10483">
            <text:p>10483</text:p>
          </table:table-cell>
          <table:table-cell table:formula="of:=SUM([.L12];[.H12])" ns41:value-type="float" table:style-name="TL Data" office:value-type="float" office:value="20880">
            <text:p>20880</text:p>
          </table:table-cell>
          <table:table-cell ns41:value-type="float" table:style-name="TL Data" office:value="14569" office:value-type="float">
            <text:p>14569</text:p>
          </table:table-cell>
          <table:table-cell ns41:value-type="float" table:style-name="TL Data" office:value="6296" office:value-type="float">
            <text:p>629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</text:p>
          </table:table-cell>
          <table:table-cell table:style-name="ce6"/>
          <table:table-cell ns41:value-type="float" table:style-name="TL Data" office:value="4298" office:value-type="float">
            <text:p>4298</text:p>
          </table:table-cell>
          <table:table-cell ns41:value-type="float" table:style-name="TL Data" office:value="4961" office:value-type="float">
            <text:p>4961</text:p>
          </table:table-cell>
          <table:table-cell ns41:value-type="float" table:style-name="TL Data" office:value="8159" office:value-type="float">
            <text:p>8159</text:p>
          </table:table-cell>
          <table:table-cell ns41:value-type="float" table:style-name="TL Data" office:value="3738" office:value-type="float">
            <text:p>3738</text:p>
          </table:table-cell>
          <table:table-cell ns41:value-type="float" table:style-name="TL Data" office:value="376" office:value-type="float">
            <text:p>376</text:p>
          </table:table-cell>
          <table:table-cell table:formula="of:=SUM([.E13:.G13])" ns41:value-type="float" table:style-name="TL Data" office:value-type="float" office:value="12273">
            <text:p>12273</text:p>
          </table:table-cell>
          <table:table-cell ns41:value-type="float" table:style-name="TL Data" office:value="7876" office:value-type="float">
            <text:p>7876</text:p>
          </table:table-cell>
          <table:table-cell ns41:value-type="float" table:style-name="TL Data" office:value="3723" office:value-type="float">
            <text:p>3723</text:p>
          </table:table-cell>
          <table:table-cell ns41:value-type="float" table:style-name="TL Data" office:value="1036" office:value-type="float">
            <text:p>1036</text:p>
          </table:table-cell>
          <table:table-cell table:formula="of:=SUM([.I13:.K13])" ns41:value-type="float" table:style-name="TL Data" office:value-type="float" office:value="12635">
            <text:p>12635</text:p>
          </table:table-cell>
          <table:table-cell table:formula="of:=SUM([.L13];[.H13])" ns41:value-type="float" table:style-name="TL Data" office:value-type="float" office:value="24908">
            <text:p>24908</text:p>
          </table:table-cell>
          <table:table-cell ns41:value-type="float" table:style-name="TL Data" office:value="6429" office:value-type="float">
            <text:p>6429</text:p>
          </table:table-cell>
          <table:table-cell ns41:value-type="float" table:style-name="TL Data" office:value="18459" office:value-type="float">
            <text:p>18459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OTAAL DER GEMEENTEN TEN PLATTEN LANDE</text:p>
          </table:table-cell>
          <table:table-cell table:style-name="ce6"/>
          <table:table-cell table:formula="of:=SUM([.C9:.C13])" ns41:value-type="float" table:style-name="TL Data" office:value-type="float" office:value="16674">
            <text:p>16674</text:p>
          </table:table-cell>
          <table:table-cell table:formula="of:=SUM([.D9:.D13])" ns41:value-type="float" table:style-name="TL Data" office:value-type="float" office:value="20825">
            <text:p>20825</text:p>
          </table:table-cell>
          <table:table-cell table:formula="of:=SUM([.E9:.E13])" ns41:value-type="float" table:style-name="TL Data" office:value-type="float" office:value="33513">
            <text:p>33513</text:p>
          </table:table-cell>
          <table:table-cell table:formula="of:=SUM([.F9:.F13])" ns41:value-type="float" table:style-name="TL Data" office:value-type="float" office:value="16675">
            <text:p>16675</text:p>
          </table:table-cell>
          <table:table-cell table:formula="of:=SUM([.G9:.G13])" ns41:value-type="float" table:style-name="TL Data" office:value-type="float" office:value="1808">
            <text:p>1808</text:p>
          </table:table-cell>
          <table:table-cell table:formula="of:=SUM([.H9:.H13])" ns41:value-type="float" table:style-name="TL Data" office:value-type="float" office:value="51996">
            <text:p>51996</text:p>
          </table:table-cell>
          <table:table-cell table:formula="of:=SUM([.I9:.I13])" ns41:value-type="float" table:style-name="TL Data" office:value-type="float" office:value="32160">
            <text:p>32160</text:p>
          </table:table-cell>
          <table:table-cell table:formula="of:=SUM([.J9:.J13])" ns41:value-type="float" table:style-name="TL Data" office:value-type="float" office:value="16627">
            <text:p>16627</text:p>
          </table:table-cell>
          <table:table-cell table:formula="of:=SUM([.K9:.K13])" ns41:value-type="float" table:style-name="TL Data" office:value-type="float" office:value="3843">
            <text:p>3843</text:p>
          </table:table-cell>
          <table:table-cell table:formula="of:=SUM([.L9:.L13])" ns41:value-type="float" table:style-name="TL Data" office:value-type="float" office:value="52630">
            <text:p>52630</text:p>
          </table:table-cell>
          <table:table-cell table:formula="of:=SUM([.M9:.M13])" ns41:value-type="float" table:style-name="TL Data" office:value-type="float" office:value="104626">
            <text:p>104626</text:p>
          </table:table-cell>
          <table:table-cell table:formula="of:=SUM([.N9:.N13])" ns41:value-type="float" table:style-name="TL Data" office:value-type="float" office:value="75850">
            <text:p>75850</text:p>
          </table:table-cell>
          <table:table-cell table:formula="of:=SUM([.O9:.O13])" ns41:value-type="float" table:style-name="TL Data" office:value-type="float" office:value="28670">
            <text:p>28670</text:p>
          </table:table-cell>
          <table:table-cell table:formula="of:=SUM([.P9:.P13])" ns41:value-type="float" table:style-name="TL Data" office:value-type="float" office:value="106">
            <text:p>106</text:p>
          </table:table-cell>
          <table:table-cell table:formula="of:=SUM([.Q9:.Q13])" ns41:value-type="float" table:style-name="TL Data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1:value-type="string" table:style-name="TL RowHeader" office:value-type="string">
            <text:p>TOTAAL GENERAAL</text:p>
          </table:table-cell>
          <table:table-cell table:style-name="ce6"/>
          <table:table-cell table:formula="of:=SUM([.C14]+[.C8])" ns41:value-type="float" table:style-name="TL Data" office:value-type="float" office:value="24412">
            <text:p>24412</text:p>
          </table:table-cell>
          <table:table-cell table:formula="of:=SUM([.D14]+[.D8])" ns41:value-type="float" table:style-name="TL Data" office:value-type="float" office:value="30982">
            <text:p>30982</text:p>
          </table:table-cell>
          <table:table-cell table:formula="of:=SUM([.E14]+[.E8])" ns41:value-type="float" table:style-name="TL Data" office:value-type="float" office:value="47463">
            <text:p>47463</text:p>
          </table:table-cell>
          <table:table-cell table:formula="of:=SUM([.F14]+[.F8])" ns41:value-type="float" table:style-name="TL Data" office:value-type="float" office:value="23959">
            <text:p>23959</text:p>
          </table:table-cell>
          <table:table-cell table:formula="of:=SUM([.G14]+[.G8])" ns41:value-type="float" table:style-name="TL Data" office:value-type="float" office:value="2667">
            <text:p>2667</text:p>
          </table:table-cell>
          <table:table-cell table:formula="of:=SUM([.H14]+[.H8])" ns41:value-type="float" table:style-name="TL Data" office:value-type="float" office:value="74089">
            <text:p>74089</text:p>
          </table:table-cell>
          <table:table-cell table:formula="of:=SUM([.I14]+[.I8])" ns41:value-type="float" table:style-name="TL Data" office:value-type="float" office:value="47008">
            <text:p>47008</text:p>
          </table:table-cell>
          <table:table-cell table:formula="of:=SUM([.J14]+[.J8])" ns41:value-type="float" table:style-name="TL Data" office:value-type="float" office:value="23936">
            <text:p>23936</text:p>
          </table:table-cell>
          <table:table-cell table:formula="of:=SUM([.K14]+[.K8])" ns41:value-type="float" table:style-name="TL Data" office:value-type="float" office:value="6325">
            <text:p>6325</text:p>
          </table:table-cell>
          <table:table-cell table:formula="of:=SUM([.L14]+[.L8])" ns41:value-type="float" table:style-name="TL Data" office:value-type="float" office:value="77269">
            <text:p>77269</text:p>
          </table:table-cell>
          <table:table-cell table:formula="of:=SUM([.M14]+[.M8])" ns41:value-type="float" table:style-name="TL Data" office:value-type="float" office:value="151358">
            <text:p>151358</text:p>
          </table:table-cell>
          <table:table-cell table:formula="of:=SUM([.N14]+[.N8])" ns41:value-type="float" table:style-name="TL Data" office:value-type="float" office:value="111838">
            <text:p>111838</text:p>
          </table:table-cell>
          <table:table-cell table:formula="of:=SUM([.O14]+[.O8])" ns41:value-type="float" table:style-name="TL Data" office:value-type="float" office:value="38923">
            <text:p>38923</text:p>
          </table:table-cell>
          <table:table-cell table:formula="of:=SUM([.P14]+[.P8])" ns41:value-type="float" table:style-name="TL Data" office:value-type="float" office:value="597">
            <text:p>597</text:p>
          </table:table-cell>
          <table:table-cell table:formula="of:=SUM([.Q14]+[.Q8])" ns41:value-type="float" table:style-name="TL Data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6">
          <table:table-cell table:number-columns-repeated="17"/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TL Title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6"/>
          <table:covered-table-cell table:style-name="ce109"/>
          <table:table-cell ns41:value-type="string" table:number-rows-spanned="4" table:style-name="ce111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10">
          <table:covered-table-cell table:style-name="ce4"/>
          <table:table-cell table:style-name="ce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2"/>
          <table:covered-table-cell table:style-name="ce108"/>
          <table:covered-table-cell table:style-name="ce112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112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1">
          <table:covered-table-cell table:style-name="ce5"/>
          <table:table-cell table:style-name="ce2"/>
          <table:covered-table-cell table:style-name="ce21"/>
          <table:covered-table-cell table:style-name="TL ColHeader" table:number-columns-repeated="2"/>
          <table:covered-table-cell table:style-name="ce37"/>
          <table:covered-table-cell table:style-name="TL ColHeader" table:number-columns-repeated="3"/>
          <table:covered-table-cell table:style-name="ce110"/>
          <table:covered-table-cell table:style-name="ce113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RowHeader" office:value-type="string">
            <text:p>Beneden het jaar</text:p>
          </table:table-cell>
          <table:table-cell/>
          <table:table-cell ns41:value-type="float" table:style-name="TL Data" office:value="2185" office:value-type="float">
            <text:p>2185</text:p>
          </table:table-cell>
          <table:table-cell table:style-name="TL Data" table:number-columns-repeated="2"/>
          <table:table-cell table:formula="of:=SUM([.C8:.E8])" ns41:value-type="float" table:style-name="TL Data" office:value-type="float" office:value="2185">
            <text:p>2185</text:p>
          </table:table-cell>
          <table:table-cell ns41:value-type="float" table:style-name="TL Data" office:value="2189" office:value-type="float">
            <text:p>2189</text:p>
          </table:table-cell>
          <table:table-cell table:style-name="TL Data" table:number-columns-repeated="2"/>
          <table:table-cell table:formula="of:=SUM([.G8:.I8])" ns41:value-type="float" table:style-name="TL Data" office:value-type="float" office:value="2189">
            <text:p>218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6" office:value-type="float">
            <text:p>46</text:p>
          </table:table-cell>
          <table:table-cell ns41:value-type="float" table:style-name="ce61" office:value="47" office:value-type="float">
            <text:p>47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 tot 2 jaar</text:p>
          </table:table-cell>
          <table:table-cell/>
          <table:table-cell ns41:value-type="float" table:style-name="TL Data" office:value="2725" office:value-type="float">
            <text:p>2725</text:p>
          </table:table-cell>
          <table:table-cell table:style-name="TL Data" table:number-columns-repeated="2"/>
          <table:table-cell table:formula="of:=SUM([.C9:.E9])" ns41:value-type="float" table:style-name="TL Data" office:value-type="float" office:value="2725">
            <text:p>2725</text:p>
          </table:table-cell>
          <table:table-cell ns41:value-type="float" table:style-name="TL Data" office:value="2634" office:value-type="float">
            <text:p>2634</text:p>
          </table:table-cell>
          <table:table-cell table:style-name="TL Data" table:number-columns-repeated="2"/>
          <table:table-cell table:formula="of:=SUM([.G9:.I9])" ns41:value-type="float" table:style-name="TL Data" office:value-type="float" office:value="2634">
            <text:p>263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2 tot 3 jaar</text:p>
          </table:table-cell>
          <table:table-cell/>
          <table:table-cell ns41:value-type="float" table:style-name="TL Data" office:value="2121" office:value-type="float">
            <text:p>2121</text:p>
          </table:table-cell>
          <table:table-cell table:style-name="TL Data" table:number-columns-repeated="2"/>
          <table:table-cell table:formula="of:=SUM([.C10:.E10])" ns41:value-type="float" table:style-name="TL Data" office:value-type="float" office:value="2121">
            <text:p>2121</text:p>
          </table:table-cell>
          <table:table-cell ns41:value-type="float" table:style-name="TL Data" office:value="2078" office:value-type="float">
            <text:p>2078</text:p>
          </table:table-cell>
          <table:table-cell table:style-name="TL Data" table:number-columns-repeated="2"/>
          <table:table-cell table:formula="of:=SUM([.G10:.I10])" ns41:value-type="float" table:style-name="TL Data" office:value-type="float" office:value="2078">
            <text:p>207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3 tot 4 jaar</text:p>
          </table:table-cell>
          <table:table-cell/>
          <table:table-cell ns41:value-type="float" table:style-name="TL Data" office:value="1864" office:value-type="float">
            <text:p>1864</text:p>
          </table:table-cell>
          <table:table-cell table:style-name="TL Data" table:number-columns-repeated="2"/>
          <table:table-cell table:formula="of:=SUM([.C11:.E11])" ns41:value-type="float" table:style-name="TL Data" office:value-type="float" office:value="1864">
            <text:p>1864</text:p>
          </table:table-cell>
          <table:table-cell ns41:value-type="float" table:style-name="TL Data" office:value="2009" office:value-type="float">
            <text:p>2009</text:p>
          </table:table-cell>
          <table:table-cell table:style-name="TL Data" table:number-columns-repeated="2"/>
          <table:table-cell table:formula="of:=SUM([.G11:.I11])" ns41:value-type="float" table:style-name="TL Data" office:value-type="float" office:value="2009">
            <text:p>200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4 tot 5 jaar</text:p>
          </table:table-cell>
          <table:table-cell/>
          <table:table-cell ns41:value-type="float" table:style-name="TL Data" office:value="1860" office:value-type="float">
            <text:p>1860</text:p>
          </table:table-cell>
          <table:table-cell table:style-name="TL Data" table:number-columns-repeated="2"/>
          <table:table-cell table:formula="of:=SUM([.C12:.E12])" ns41:value-type="float" table:style-name="TL Data" office:value-type="float" office:value="1860">
            <text:p>1860</text:p>
          </table:table-cell>
          <table:table-cell ns41:value-type="float" table:style-name="TL Data" office:value="1860" office:value-type="float">
            <text:p>1860</text:p>
          </table:table-cell>
          <table:table-cell table:style-name="TL Data" table:number-columns-repeated="2"/>
          <table:table-cell table:formula="of:=SUM([.G12:.I12])" ns41:value-type="float" table:style-name="TL Data" office:value-type="float" office:value="1860">
            <text:p>186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 tot 6 jaar</text:p>
          </table:table-cell>
          <table:table-cell/>
          <table:table-cell ns41:value-type="float" table:style-name="TL Data" office:value="1825" office:value-type="float">
            <text:p>1825</text:p>
          </table:table-cell>
          <table:table-cell table:style-name="TL Data" table:number-columns-repeated="2"/>
          <table:table-cell table:formula="of:=SUM([.C13:.E13])" ns41:value-type="float" table:style-name="TL Data" office:value-type="float" office:value="1825">
            <text:p>1825</text:p>
          </table:table-cell>
          <table:table-cell ns41:value-type="float" table:style-name="TL Data" office:value="1837" office:value-type="float">
            <text:p>1837</text:p>
          </table:table-cell>
          <table:table-cell table:style-name="TL Data" table:number-columns-repeated="2"/>
          <table:table-cell table:formula="of:=SUM([.G13:.I13])" ns41:value-type="float" table:style-name="TL Data" office:value-type="float" office:value="1837">
            <text:p>183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 tot 8 jaar</text:p>
          </table:table-cell>
          <table:table-cell/>
          <table:table-cell ns41:value-type="float" table:style-name="TL Data" office:value="3248" office:value-type="float">
            <text:p>3248</text:p>
          </table:table-cell>
          <table:table-cell table:style-name="TL Data" table:number-columns-repeated="2"/>
          <table:table-cell table:formula="of:=SUM([.C14:.E14])" ns41:value-type="float" table:style-name="TL Data" office:value-type="float" office:value="3248">
            <text:p>3248</text:p>
          </table:table-cell>
          <table:table-cell ns41:value-type="float" table:style-name="TL Data" office:value="3264" office:value-type="float">
            <text:p>3264</text:p>
          </table:table-cell>
          <table:table-cell table:style-name="TL Data" table:number-columns-repeated="2"/>
          <table:table-cell table:formula="of:=SUM([.G14:.I14])" ns41:value-type="float" table:style-name="TL Data" office:value-type="float" office:value="3264">
            <text:p>326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 tot 10 jaar</text:p>
          </table:table-cell>
          <table:table-cell/>
          <table:table-cell ns41:value-type="float" table:style-name="TL Data" office:value="3287" office:value-type="float">
            <text:p>3287</text:p>
          </table:table-cell>
          <table:table-cell table:style-name="TL Data" table:number-columns-repeated="2"/>
          <table:table-cell table:formula="of:=SUM([.C15:.E15])" ns41:value-type="float" table:style-name="TL Data" office:value-type="float" office:value="3287">
            <text:p>3287</text:p>
          </table:table-cell>
          <table:table-cell ns41:value-type="float" table:style-name="TL Data" office:value="3138" office:value-type="float">
            <text:p>3138</text:p>
          </table:table-cell>
          <table:table-cell table:style-name="TL Data" table:number-columns-repeated="2"/>
          <table:table-cell table:formula="of:=SUM([.G15:.I15])" ns41:value-type="float" table:style-name="TL Data" office:value-type="float" office:value="3138">
            <text:p>313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0 tot 12 jaar</text:p>
          </table:table-cell>
          <table:table-cell/>
          <table:table-cell ns41:value-type="float" table:style-name="TL Data" office:value="2987" office:value-type="float">
            <text:p>2987</text:p>
          </table:table-cell>
          <table:table-cell table:style-name="TL Data" table:number-columns-repeated="2"/>
          <table:table-cell table:formula="of:=SUM([.C16:.E16])" ns41:value-type="float" table:style-name="TL Data" office:value-type="float" office:value="2987">
            <text:p>2987</text:p>
          </table:table-cell>
          <table:table-cell ns41:value-type="float" table:style-name="TL Data" office:value="2974" office:value-type="float">
            <text:p>2974</text:p>
          </table:table-cell>
          <table:table-cell table:style-name="TL Data" table:number-columns-repeated="2"/>
          <table:table-cell table:formula="of:=SUM([.G16:.I16])" ns41:value-type="float" table:style-name="TL Data" office:value-type="float" office:value="2974">
            <text:p>297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2 tot 14 jaar</text:p>
          </table:table-cell>
          <table:table-cell/>
          <table:table-cell ns41:value-type="float" table:style-name="TL Data" office:value="2942" office:value-type="float">
            <text:p>2942</text:p>
          </table:table-cell>
          <table:table-cell table:style-name="TL Data" table:number-columns-repeated="2"/>
          <table:table-cell table:formula="of:=SUM([.C17:.E17])" ns41:value-type="float" table:style-name="TL Data" office:value-type="float" office:value="2942">
            <text:p>2942</text:p>
          </table:table-cell>
          <table:table-cell ns41:value-type="float" table:style-name="TL Data" office:value="2872" office:value-type="float">
            <text:p>2872</text:p>
          </table:table-cell>
          <table:table-cell table:style-name="TL Data" table:number-columns-repeated="2"/>
          <table:table-cell table:formula="of:=SUM([.G17:.I17])" ns41:value-type="float" table:style-name="TL Data" office:value-type="float" office:value="2872">
            <text:p>287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4 tot 16 jaar</text:p>
          </table:table-cell>
          <table:table-cell/>
          <table:table-cell ns41:value-type="float" table:style-name="TL Data" office:value="3262" office:value-type="float">
            <text:p>3262</text:p>
          </table:table-cell>
          <table:table-cell table:style-name="TL Data" table:number-columns-repeated="2"/>
          <table:table-cell table:formula="of:=SUM([.C18:.E18])" ns41:value-type="float" table:style-name="TL Data" office:value-type="float" office:value="3262">
            <text:p>3262</text:p>
          </table:table-cell>
          <table:table-cell ns41:value-type="float" table:style-name="TL Data" office:value="3423" office:value-type="float">
            <text:p>34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G18:.I18])" ns41:value-type="float" table:style-name="TL Data" office:value-type="float" office:value="3424">
            <text:p>342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6 tot 20 jaar</text:p>
          </table:table-cell>
          <table:table-cell/>
          <table:table-cell ns41:value-type="float" table:style-name="TL Data" office:value="6296" office:value-type="float">
            <text:p>629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formula="of:=SUM([.C19:.E19])" ns41:value-type="float" table:style-name="TL Data" office:value-type="float" office:value="6307">
            <text:p>6307</text:p>
          </table:table-cell>
          <table:table-cell ns41:value-type="float" table:style-name="TL Data" office:value="6063" office:value-type="float">
            <text:p>606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" office:value-type="float">
            <text:p>1</text:p>
          </table:table-cell>
          <table:table-cell table:formula="of:=SUM([.G19:.I19])" ns41:value-type="float" table:style-name="TL Data" office:value-type="float" office:value="6168">
            <text:p>616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20 tot 25 jaar</text:p>
          </table:table-cell>
          <table:table-cell/>
          <table:table-cell ns41:value-type="float" table:style-name="TL Data" office:value="6442" office:value-type="float">
            <text:p>6442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12" office:value-type="float">
            <text:p>12</text:p>
          </table:table-cell>
          <table:table-cell table:formula="of:=SUM([.C20:.E20])" ns41:value-type="float" table:style-name="TL Data" office:value-type="float" office:value="7299">
            <text:p>7299</text:p>
          </table:table-cell>
          <table:table-cell ns41:value-type="float" table:style-name="TL Data" office:value="5609" office:value-type="float">
            <text:p>5609</text:p>
          </table:table-cell>
          <table:table-cell ns41:value-type="float" table:style-name="TL Data" office:value="1620" office:value-type="float">
            <text:p>1620</text:p>
          </table:table-cell>
          <table:table-cell ns41:value-type="float" table:style-name="TL Data" office:value="21" office:value-type="float">
            <text:p>21</text:p>
          </table:table-cell>
          <table:table-cell table:formula="of:=SUM([.G20:.I20])" ns41:value-type="float" table:style-name="TL Data" office:value-type="float" office:value="7250">
            <text:p>725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25 tot 30 jaar</text:p>
          </table:table-cell>
          <table:table-cell/>
          <table:table-cell ns41:value-type="float" table:style-name="TL Data" office:value="3009" office:value-type="float">
            <text:p>3009</text:p>
          </table:table-cell>
          <table:table-cell ns41:value-type="float" table:style-name="TL Data" office:value="2662" office:value-type="float">
            <text:p>2662</text:p>
          </table:table-cell>
          <table:table-cell ns41:value-type="float" table:style-name="TL Data" office:value="59" office:value-type="float">
            <text:p>59</text:p>
          </table:table-cell>
          <table:table-cell table:formula="of:=SUM([.C21:.E21])" ns41:value-type="float" table:style-name="TL Data" office:value-type="float" office:value="5730">
            <text:p>5730</text:p>
          </table:table-cell>
          <table:table-cell ns41:value-type="float" table:style-name="TL Data" office:value="2620" office:value-type="float">
            <text:p>2620</text:p>
          </table:table-cell>
          <table:table-cell ns41:value-type="float" table:style-name="TL Data" office:value="3436" office:value-type="float">
            <text:p>3436</text:p>
          </table:table-cell>
          <table:table-cell ns41:value-type="float" table:style-name="TL Data" office:value="70" office:value-type="float">
            <text:p>70</text:p>
          </table:table-cell>
          <table:table-cell table:formula="of:=SUM([.G21:.I21])" ns41:value-type="float" table:style-name="TL Data" office:value-type="float" office:value="6126">
            <text:p>612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30 tot 35 jaar</text:p>
          </table:table-cell>
          <table:table-cell/>
          <table:table-cell ns41:value-type="float" table:style-name="TL Data" office:value="1197" office:value-type="float">
            <text:p>1197</text:p>
          </table:table-cell>
          <table:table-cell ns41:value-type="float" table:style-name="TL Data" office:value="3121" office:value-type="float">
            <text:p>3121</text:p>
          </table:table-cell>
          <table:table-cell ns41:value-type="float" table:style-name="TL Data" office:value="76" office:value-type="float">
            <text:p>76</text:p>
          </table:table-cell>
          <table:table-cell table:formula="of:=SUM([.C22:.E22])" ns41:value-type="float" table:style-name="TL Data" office:value-type="float" office:value="4394">
            <text:p>4394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3395" office:value-type="float">
            <text:p>3395</text:p>
          </table:table-cell>
          <table:table-cell ns41:value-type="float" table:style-name="TL Data" office:value="152" office:value-type="float">
            <text:p>152</text:p>
          </table:table-cell>
          <table:table-cell table:formula="of:=SUM([.G22:.I22])" ns41:value-type="float" table:style-name="TL Data" office:value-type="float" office:value="4788">
            <text:p>478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35 tot 40 jaar</text:p>
          </table:table-cell>
          <table:table-cell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3984" office:value-type="float">
            <text:p>3984</text:p>
          </table:table-cell>
          <table:table-cell ns41:value-type="float" table:style-name="TL Data" office:value="128" office:value-type="float">
            <text:p>128</text:p>
          </table:table-cell>
          <table:table-cell table:formula="of:=SUM([.C23:.E23])" ns41:value-type="float" table:style-name="TL Data" office:value-type="float" office:value="4918">
            <text:p>4918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3840" office:value-type="float">
            <text:p>3840</text:p>
          </table:table-cell>
          <table:table-cell ns41:value-type="float" table:style-name="TL Data" office:value="328" office:value-type="float">
            <text:p>328</text:p>
          </table:table-cell>
          <table:table-cell table:formula="of:=SUM([.G23:.I23])" ns41:value-type="float" table:style-name="TL Data" office:value-type="float" office:value="5130">
            <text:p>513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40 tot 45 jaar</text:p>
          </table:table-cell>
          <table:table-cell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3780" office:value-type="float">
            <text:p>3780</text:p>
          </table:table-cell>
          <table:table-cell ns41:value-type="float" table:style-name="TL Data" office:value="187" office:value-type="float">
            <text:p>187</text:p>
          </table:table-cell>
          <table:table-cell table:formula="of:=SUM([.C24:.E24])" ns41:value-type="float" table:style-name="TL Data" office:value-type="float" office:value="4494">
            <text:p>4494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3392" office:value-type="float">
            <text:p>3392</text:p>
          </table:table-cell>
          <table:table-cell ns41:value-type="float" table:style-name="TL Data" office:value="476" office:value-type="float">
            <text:p>476</text:p>
          </table:table-cell>
          <table:table-cell table:formula="of:=SUM([.G24:.I24])" ns41:value-type="float" table:style-name="TL Data" office:value-type="float" office:value="4494">
            <text:p>449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45 tot 50 jaar</text:p>
          </table:table-cell>
          <table:table-cell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961" office:value-type="float">
            <text:p>2961</text:p>
          </table:table-cell>
          <table:table-cell ns41:value-type="float" table:style-name="TL Data" office:value="235" office:value-type="float">
            <text:p>235</text:p>
          </table:table-cell>
          <table:table-cell table:formula="of:=SUM([.C25:.E25])" ns41:value-type="float" table:style-name="TL Data" office:value-type="float" office:value="3490">
            <text:p>3490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842" office:value-type="float">
            <text:p>2842</text:p>
          </table:table-cell>
          <table:table-cell ns41:value-type="float" table:style-name="TL Data" office:value="650" office:value-type="float">
            <text:p>650</text:p>
          </table:table-cell>
          <table:table-cell table:formula="of:=SUM([.G25:.I25])" ns41:value-type="float" table:style-name="TL Data" office:value-type="float" office:value="3998">
            <text:p>399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0 tot 53 jaar</text:p>
          </table:table-cell>
          <table:table-cell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518" office:value-type="float">
            <text:p>1518</text:p>
          </table:table-cell>
          <table:table-cell ns41:value-type="float" table:style-name="TL Data" office:value="211" office:value-type="float">
            <text:p>211</text:p>
          </table:table-cell>
          <table:table-cell table:formula="of:=SUM([.C26:.E26])" ns41:value-type="float" table:style-name="TL Data" office:value-type="float" office:value="1857">
            <text:p>1857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456" office:value-type="float">
            <text:p>1456</text:p>
          </table:table-cell>
          <table:table-cell ns41:value-type="float" table:style-name="TL Data" office:value="482" office:value-type="float">
            <text:p>482</text:p>
          </table:table-cell>
          <table:table-cell table:formula="of:=SUM([.G26:.I26])" ns41:value-type="float" table:style-name="TL Data" office:value-type="float" office:value="2200">
            <text:p>220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3 tot 56 jaar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96" office:value-type="float">
            <text:p>1296</text:p>
          </table:table-cell>
          <table:table-cell ns41:value-type="float" table:style-name="TL Data" office:value="201" office:value-type="float">
            <text:p>201</text:p>
          </table:table-cell>
          <table:table-cell table:formula="of:=SUM([.C27:.E27])" ns41:value-type="float" table:style-name="TL Data" office:value-type="float" office:value="1608">
            <text:p>1608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470" office:value-type="float">
            <text:p>470</text:p>
          </table:table-cell>
          <table:table-cell table:formula="of:=SUM([.G27:.I27])" ns41:value-type="float" table:style-name="TL Data" office:value-type="float" office:value="1779">
            <text:p>177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6 tot 59 jaar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160" office:value-type="float">
            <text:p>160</text:p>
          </table:table-cell>
          <table:table-cell table:formula="of:=SUM([.C28:.E28])" ns41:value-type="float" table:style-name="TL Data" office:value-type="float" office:value="1107">
            <text:p>110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473" office:value-type="float">
            <text:p>473</text:p>
          </table:table-cell>
          <table:table-cell table:formula="of:=SUM([.G28:.I28])" ns41:value-type="float" table:style-name="TL Data" office:value-type="float" office:value="1331">
            <text:p>133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9 tot 62 jaar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174" office:value-type="float">
            <text:p>174</text:p>
          </table:table-cell>
          <table:table-cell table:formula="of:=SUM([.C29:.E29])" ns41:value-type="float" table:style-name="TL Data" office:value-type="float" office:value="1061">
            <text:p>106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04" office:value-type="float">
            <text:p>504</text:p>
          </table:table-cell>
          <table:table-cell table:formula="of:=SUM([.G29:.I29])" ns41:value-type="float" table:style-name="TL Data" office:value-type="float" office:value="1251">
            <text:p>12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2 tot 65 jaar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24" office:value-type="float">
            <text:p>224</text:p>
          </table:table-cell>
          <table:table-cell table:formula="of:=SUM([.C30:.E30])" ns41:value-type="float" table:style-name="TL Data" office:value-type="float" office:value="968">
            <text:p>96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528" office:value-type="float">
            <text:p>528</text:p>
          </table:table-cell>
          <table:table-cell table:formula="of:=SUM([.G30:.I30])" ns41:value-type="float" table:style-name="TL Data" office:value-type="float" office:value="1099">
            <text:p>10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5 tot 67 jaar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47" office:value-type="float">
            <text:p>147</text:p>
          </table:table-cell>
          <table:table-cell table:formula="of:=SUM([.C31:.E31])" ns41:value-type="float" table:style-name="TL Data" office:value-type="float" office:value="519">
            <text:p>51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63" office:value-type="float">
            <text:p>363</text:p>
          </table:table-cell>
          <table:table-cell table:formula="of:=SUM([.G31:.I31])" ns41:value-type="float" table:style-name="TL Data" office:value-type="float" office:value="699">
            <text:p>6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7 tot 69 jaar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54" office:value-type="float">
            <text:p>154</text:p>
          </table:table-cell>
          <table:table-cell table:formula="of:=SUM([.C32:.E32])" ns41:value-type="float" table:style-name="TL Data" office:value-type="float" office:value="467">
            <text:p>46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28" office:value-type="float">
            <text:p>328</text:p>
          </table:table-cell>
          <table:table-cell table:formula="of:=SUM([.G32:.I32])" ns41:value-type="float" table:style-name="TL Data" office:value-type="float" office:value="554">
            <text:p>5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9 tot 71 jaar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48" office:value-type="float">
            <text:p>148</text:p>
          </table:table-cell>
          <table:table-cell table:formula="of:=SUM([.C33:.E33])" ns41:value-type="float" table:style-name="TL Data" office:value-type="float" office:value="402">
            <text:p>40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69" office:value-type="float">
            <text:p>369</text:p>
          </table:table-cell>
          <table:table-cell table:formula="of:=SUM([.G33:.I33])" ns41:value-type="float" table:style-name="TL Data" office:value-type="float" office:value="567">
            <text:p>56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1 tot 73 jaar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20" office:value-type="float">
            <text:p>120</text:p>
          </table:table-cell>
          <table:table-cell table:formula="of:=SUM([.C34:.E34])" ns41:value-type="float" table:style-name="TL Data" office:value-type="float" office:value="321">
            <text:p>32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62" office:value-type="float">
            <text:p>262</text:p>
          </table:table-cell>
          <table:table-cell table:formula="of:=SUM([.G34:.I34])" ns41:value-type="float" table:style-name="TL Data" office:value-type="float" office:value="377">
            <text:p>37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3 tot 75 jaar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4" office:value-type="float">
            <text:p>134</text:p>
          </table:table-cell>
          <table:table-cell table:formula="of:=SUM([.C35:.E35])" ns41:value-type="float" table:style-name="TL Data" office:value-type="float" office:value="271">
            <text:p>27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53" office:value-type="float">
            <text:p>253</text:p>
          </table:table-cell>
          <table:table-cell table:formula="of:=SUM([.G35:.I35])" ns41:value-type="float" table:style-name="TL Data" office:value-type="float" office:value="384">
            <text:p>38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5 tot 77 jaar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9" office:value-type="float">
            <text:p>99</text:p>
          </table:table-cell>
          <table:table-cell table:formula="of:=SUM([.C36:.E36])" ns41:value-type="float" table:style-name="TL Data" office:value-type="float" office:value="210">
            <text:p>2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7" office:value-type="float">
            <text:p>177</text:p>
          </table:table-cell>
          <table:table-cell table:formula="of:=SUM([.G36:.I36])" ns41:value-type="float" table:style-name="TL Data" office:value-type="float" office:value="271">
            <text:p>27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7 tot 79 jaar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2" office:value-type="float">
            <text:p>62</text:p>
          </table:table-cell>
          <table:table-cell table:formula="of:=SUM([.C37:.E37])" ns41:value-type="float" table:style-name="TL Data" office:value-type="float" office:value="124">
            <text:p>1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3" office:value-type="float">
            <text:p>133</text:p>
          </table:table-cell>
          <table:table-cell table:formula="of:=SUM([.G37:.I37])" ns41:value-type="float" table:style-name="TL Data" office:value-type="float" office:value="169">
            <text:p>16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9 tot 81 jaar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9" office:value-type="float">
            <text:p>59</text:p>
          </table:table-cell>
          <table:table-cell table:formula="of:=SUM([.C38:.E38])" ns41:value-type="float" table:style-name="TL Data" office:value-type="float" office:value="101">
            <text:p>10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9" office:value-type="float">
            <text:p>89</text:p>
          </table:table-cell>
          <table:table-cell table:formula="of:=SUM([.G38:.I38])" ns41:value-type="float" table:style-name="TL Data" office:value-type="float" office:value="117">
            <text:p>11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1 tot 83 jaa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table:formula="of:=SUM([.C39:.E39])" ns41:value-type="float" table:style-name="TL Data" office:value-type="float" office:value="55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5" office:value-type="float">
            <text:p>75</text:p>
          </table:table-cell>
          <table:table-cell table:formula="of:=SUM([.G39:.I39])" ns41:value-type="float" table:style-name="TL Data" office:value-type="float" office:value="89">
            <text:p>8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3 tot 85 jaar</text:p>
          </table:table-cell>
          <table:table-cell/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formula="of:=SUM([.C40:.E40])" ns41:value-type="float" table:style-name="TL Data" office:value-type="float" office:value="28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8" office:value-type="float">
            <text:p>48</text:p>
          </table:table-cell>
          <table:table-cell table:formula="of:=SUM([.G40:.I40])" ns41:value-type="float" table:style-name="TL Data" office:value-type="float" office:value="62">
            <text:p>6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5 tot 87 jaa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" office:value-type="float">
            <text:p>19</text:p>
          </table:table-cell>
          <table:table-cell table:formula="of:=SUM([.C41:.E41])" ns41:value-type="float" table:style-name="TL Data" office:value-type="float" office:value="32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3" office:value-type="float">
            <text:p>43</text:p>
          </table:table-cell>
          <table:table-cell table:formula="of:=SUM([.G41:.I41])" ns41:value-type="float" table:style-name="TL Data" office:value-type="float" office:value="51">
            <text:p>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7 tot 89 jaar</text:p>
          </table:table-cell>
          <table:table-cell/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formula="of:=SUM([.C42:.E42])" ns41:value-type="float" table:style-name="TL Data" office:value-type="float" office:value="11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formula="of:=SUM([.G42:.I42])" ns41:value-type="float" table:style-name="TL Data" office:value-type="float" office:value="16">
            <text:p>1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9 tot 90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43:.E43])" ns41:value-type="float" table:style-name="TL Data" office:value-type="float" office:value="4">
            <text:p>4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formula="of:=SUM([.G43:.I43])" ns41:value-type="float" table:style-name="TL Data" office:value-type="float" office:value="6">
            <text:p>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0 tot 91 jaa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4:.E44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SUM([.G44:.I44])" ns41:value-type="float" table:style-name="TL Data" office:value-type="float" office:value="3">
            <text:p>3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1 tot 92 jaar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45:.E45])" ns41:value-type="float" table:style-name="TL Data" office:value-type="float" office:value="1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G45:.I45])" ns41:value-type="float" table:style-name="TL Data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2 tot 93 jaar</text:p>
          </table:table-cell>
          <table:table-cell/>
          <table:table-cell table:style-name="TL Data"/>
          <table:table-cell table:style-name="TL Data" table:number-columns-repeated="2"/>
          <table:table-cell table:formula="of:=SUM([.C46:.E46])" ns41:value-type="float" table:style-name="TL Data" office:value-type="float" office:value="0">
            <text:p>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46:.I46])" ns41:value-type="float" table:style-name="TL Data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3 tot 94 jaar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47:.E47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formula="of:=SUM([.G47:.I47])" ns41:value-type="float" table:style-name="TL Data" office:value-type="float" office:value="4">
            <text:p>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4 tot 95 jaa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8:.E48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48:.I48])" ns41:value-type="float" table:style-name="TL Data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5 tot 96 j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49:.E49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49:.I49])" ns41:value-type="float" table:style-name="TL Data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6 tot 97 jaar</text:p>
          </table:table-cell>
          <table:table-cell/>
          <table:table-cell table:style-name="TL Data"/>
          <table:table-cell table:style-name="TL Data" table:number-columns-repeated="2"/>
          <table:table-cell table:formula="of:=SUM([.C50:.E50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0:.I50])" ns41:value-type="float" table:style-name="TL Data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7 tot 98 jaar</text:p>
          </table:table-cell>
          <table:table-cell/>
          <table:table-cell table:style-name="TL Data"/>
          <table:table-cell table:style-name="TL Data" table:number-columns-repeated="2"/>
          <table:table-cell table:formula="of:=SUM([.C51:.E51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1:.I51])" ns41:value-type="float" table:style-name="TL Data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8 tot 99 jaar</text:p>
          </table:table-cell>
          <table:table-cell/>
          <table:table-cell table:style-name="TL Data"/>
          <table:table-cell table:style-name="TL Data" table:number-columns-repeated="2"/>
          <table:table-cell table:formula="of:=SUM([.C52:.E52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2:.I52])" ns41:value-type="float" table:style-name="TL Data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9 tot 100 jaar</text:p>
          </table:table-cell>
          <table:table-cell/>
          <table:table-cell table:style-name="TL Data"/>
          <table:table-cell table:style-name="TL Data" table:number-columns-repeated="2"/>
          <table:table-cell table:formula="of:=SUM([.C53:.E5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3:.I53])" ns41:value-type="float" table:style-name="TL Data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00 enz.</text:p>
          </table:table-cell>
          <table:table-cell/>
          <table:table-cell table:style-name="TL Data"/>
          <table:table-cell table:style-name="TL Data" table:number-columns-repeated="2"/>
          <table:table-cell table:formula="of:=SUM([.C54:.E54])" ns41:value-type="float" table:style-name="TL Data" office:value-type="float" office:value="0">
            <text:p>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54:.I54])" ns41:value-type="float" table:style-name="TL Data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/>
          <table:table-cell table:formula="of:=SUM([.C8:.C54])" ns41:value-type="float" table:style-name="TL Data" office:value-type="float" office:value="47463">
            <text:p>47463</text:p>
          </table:table-cell>
          <table:table-cell table:formula="of:=SUM([.D8:.D54])" ns41:value-type="float" table:style-name="TL Data" office:value-type="float" office:value="23959">
            <text:p>23959</text:p>
          </table:table-cell>
          <table:table-cell table:formula="of:=SUM([.E8:.E54])" ns41:value-type="float" table:style-name="TL Data" office:value-type="float" office:value="2667">
            <text:p>2667</text:p>
          </table:table-cell>
          <table:table-cell table:formula="of:=SUM([.F8:.F54])" ns41:value-type="float" table:style-name="TL Data" office:value-type="float" office:value="74089">
            <text:p>74089</text:p>
          </table:table-cell>
          <table:table-cell table:formula="of:=SUM([.G8:.G54])" ns41:value-type="float" table:style-name="TL Data" office:value-type="float" office:value="47008">
            <text:p>47008</text:p>
          </table:table-cell>
          <table:table-cell table:formula="of:=SUM([.H8:.H54])" ns41:value-type="float" table:style-name="TL Data" office:value-type="float" office:value="23936">
            <text:p>23936</text:p>
          </table:table-cell>
          <table:table-cell table:formula="of:=SUM([.I8:.I54])" ns41:value-type="float" table:style-name="TL Data" office:value-type="float" office:value="6325">
            <text:p>6325</text:p>
          </table:table-cell>
          <table:table-cell table:formula="of:=SUM([.J8:.J54])" ns41:value-type="float" table:style-name="TL Data" office:value-type="float" office:value="77269">
            <text:p>77269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6" office:value-type="float">
            <text:p>46</text:p>
          </table:table-cell>
          <table:table-cell ns41:value-type="float" table:style-name="ce63" office:value="47" office:value-type="float">
            <text:p>47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46</text:p>
          </table:table-cell>
          <table:table-cell table:number-columns-repeated="1008"/>
        </table:table-row>
        <table:table-row table:style-name="ro6">
          <table:table-cell table:number-columns-repeated="5"/>
          <table:table-cell table:style-name="ce107"/>
          <table:table-cell table:number-columns-repeated="3"/>
          <table:table-cell table:style-name="ce107"/>
          <table:table-cell table:style-name="ce62" table:number-columns-repeated="6"/>
          <table:table-cell table:number-columns-repeated="1008"/>
        </table:table-row>
        <table:table-row table:style-name="ro6">
          <table:table-cell table:number-columns-repeated="15"/>
          <table:table-cell table:style-name="ce17"/>
          <table:table-cell table:number-columns-repeated="1008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0:46</meta:creation-date>
    <dc:creator>Helpdesk</dc:creator>
    <dc:date>2004-12-16T11:51:37</dc:date>
    <meta:document-statistic meta:object-count="0" meta:cell-count="3266" meta:table-count="8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